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/>
          <table:table-cell table:style-name="ce1" office:value-type="string" calcext:value-type="string">
            <text:p>Ascent</text:p>
          </table:table-cell>
          <table:table-cell table:number-columns-repeated="2"/>
          <table:table-cell table:style-name="ce1" office:value-type="string" calcext:value-type="string">
            <text:p>0 deg lat 45 deg long Non-rotating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2400.91069519124" calcext:value-type="float">
            <text:p>2400.9106951912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400.91069519124" calcext:value-type="float">
            <text:p>2400.910695191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00.91069519124" calcext:value-type="float">
            <text:p>2400.9106951912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400.91069519124" calcext:value-type="float">
            <text:p>-2.40E+00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2400.91069519124" calcext:value-type="float">
            <text:p>2400.9106951912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2400.91069519124" calcext:value-type="float">
            <text:p>2400.9106951912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00.91069519124" calcext:value-type="float">
            <text:p>2400.9106951912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2400.91069519124" calcext:value-type="float">
            <text:p>-2.40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.00000000000389920909348933" calcext:value-type="float">
            <text:p>3.89920909348933E-012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0.00000000000389920909348933" calcext:value-type="float">
            <text:p>-3.90E-012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0.00330430299250284" calcext:value-type="float">
            <text:p>0.003304303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.00330430299250284" calcext:value-type="float">
            <text:p>0.00330430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.00330430299878276" calcext:value-type="float">
            <text:p>0.003304303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0.00330430299878276" calcext:value-type="float">
            <text:p>-3.30E-003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.00330430299250284" calcext:value-type="float">
            <text:p>0.003304303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.00330430299250284" calcext:value-type="float">
            <text:p>0.003304303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.00330430298622293" calcext:value-type="float">
            <text:p>0.003304303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0.00330430298622293" calcext:value-type="float">
            <text:p>-3.30E-00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000000000499403902524333" calcext:value-type="float">
            <text:p>4.99403902524333E-011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0000000000499403902524333" calcext:value-type="float">
            <text:p>-4.99E-011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6.671059286136" calcext:value-type="float">
            <text:p>226.6710592861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6.671059286136" calcext:value-type="float">
            <text:p>-2.27E+002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00.91069519124" calcext:value-type="float">
            <text:p>2400.9106951912</text:p>
          </table:table-cell>
          <table:table-cell/>
          <table:table-cell table:style-name="ce3" office:value-type="float" office:value="2400.91069519124" calcext:value-type="float">
            <text:p>2400.910695191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2400.91069519124" calcext:value-type="float">
            <text:p>2400.9106951912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2400.91069519124" calcext:value-type="float">
            <text:p>-2.40E+00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00.91069519124" calcext:value-type="float">
            <text:p>2400.9106951912</text:p>
          </table:table-cell>
          <table:table-cell/>
          <table:table-cell table:style-name="ce3" office:value-type="float" office:value="2400.91069519124" calcext:value-type="float">
            <text:p>2400.910695191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909494701772928" calcext:value-type="float">
            <text:p>9.09494701772928E-01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2400.91069519124" calcext:value-type="float">
            <text:p>2400.9106951912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2400.91069519124" calcext:value-type="float">
            <text:p>-2.40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.00000000000389920909348933" calcext:value-type="float">
            <text:p>3.89920909348933E-012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00000389920909348933" calcext:value-type="float">
            <text:p>-3.89920909348933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-2.11337575577558E-019" calcext:value-type="float">
            <text:p>-2.11337575577558E-019</text:p>
          </table:table-cell>
          <table:table-cell/>
          <table:table-cell table:formula="of:=[.M23]/[.O23]" office:value-type="float" office:value="-0" calcext:value-type="float">
            <text:p>0</text:p>
          </table:table-cell>
          <table:table-cell table:formula="of:=[.M23]-[.O23]" office:value-type="float" office:value="2.11337575577558E-019" calcext:value-type="float">
            <text:p>2.11E-019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330430299250284" calcext:value-type="float">
            <text:p>0.003304303</text:p>
          </table:table-cell>
          <table:table-cell/>
          <table:table-cell table:style-name="ce3" office:value-type="float" office:value="0.00330430299878276" calcext:value-type="float">
            <text:p>0.003304303</text:p>
          </table:table-cell>
          <table:table-cell/>
          <table:table-cell table:style-name="ce3" office:value-type="float" office:value="0.999999998099474" calcext:value-type="float">
            <text:p>0.9999999981</text:p>
          </table:table-cell>
          <table:table-cell table:style-name="ce3" office:value-type="float" office:value="-0.0000000000062799149561088" calcext:value-type="float">
            <text:p>-6.2799149561088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.00330430299250284" calcext:value-type="float">
            <text:p>0.003304303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0.00330430299250284" calcext:value-type="float">
            <text:p>-3.30E-003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0330430299250284" calcext:value-type="float">
            <text:p>0.003304303</text:p>
          </table:table-cell>
          <table:table-cell/>
          <table:table-cell table:style-name="ce3" office:value-type="float" office:value="0.00330430298622293" calcext:value-type="float">
            <text:p>0.003304303</text:p>
          </table:table-cell>
          <table:table-cell/>
          <table:table-cell table:style-name="ce3" office:value-type="float" office:value="1.00000000190053" calcext:value-type="float">
            <text:p>1.0000000019</text:p>
          </table:table-cell>
          <table:table-cell table:style-name="ce3" office:value-type="float" office:value="0.00000000000627991538978967" calcext:value-type="float">
            <text:p>6.27991538978967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.00330430299250284" calcext:value-type="float">
            <text:p>0.003304303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0.00330430299250284" calcext:value-type="float">
            <text:p>-3.30E-00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.0000000000499403902524333" calcext:value-type="float">
            <text:p>4.99403902524333E-01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0000499403902524333" calcext:value-type="float">
            <text:p>-4.99403902524333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-2.66552613600622E-018" calcext:value-type="float">
            <text:p>-2.66552613600622E-018</text:p>
          </table:table-cell>
          <table:table-cell/>
          <table:table-cell table:formula="of:=[.M26]/[.O26]" office:value-type="float" office:value="-0" calcext:value-type="float">
            <text:p>0</text:p>
          </table:table-cell>
          <table:table-cell table:formula="of:=[.M26]-[.O26]" office:value-type="float" office:value="2.66552613600622E-018" calcext:value-type="float">
            <text:p>2.67E-018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28421709430404" calcext:value-type="float">
            <text:p>2.8421709430404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26.671059286136" calcext:value-type="float">
            <text:p>-2.27E+002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00.91069519124" calcext:value-type="float">
            <text:p>2400.9106951912</text:p>
          </table:table-cell>
          <table:table-cell/>
          <table:table-cell table:style-name="ce3" office:value-type="float" office:value="2400.91069519124" calcext:value-type="float">
            <text:p>2400.910695191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2400.91069519124" calcext:value-type="float">
            <text:p>2400.9106951912</text:p>
          </table:table-cell>
          <table:table-cell/>
          <table:table-cell table:style-name="ce4" table:formula="of:=[.F21]" office:value-type="float" office:value="2400.91069519124" calcext:value-type="float">
            <text:p>2400.9106951912</text:p>
          </table:table-cell>
          <table:table-cell/>
          <table:table-cell table:formula="of:=[.M33]/[.O33]" office:value-type="float" office:value="1" calcext:value-type="float">
            <text:p>1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00.91069519124" calcext:value-type="float">
            <text:p>2400.9106951912</text:p>
          </table:table-cell>
          <table:table-cell/>
          <table:table-cell table:style-name="ce3" office:value-type="float" office:value="2400.91069519124" calcext:value-type="float">
            <text:p>2400.910695191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2400.91069519124" calcext:value-type="float">
            <text:p>2400.9106951912</text:p>
          </table:table-cell>
          <table:table-cell/>
          <table:table-cell table:style-name="ce4" table:formula="of:=[.F22]" office:value-type="float" office:value="2400.91069519124" calcext:value-type="float">
            <text:p>2400.9106951912</text:p>
          </table:table-cell>
          <table:table-cell/>
          <table:table-cell table:formula="of:=[.M34]/[.O34]" office:value-type="float" office:value="1" calcext:value-type="float">
            <text:p>1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-2.11337575577558E-019" calcext:value-type="float">
            <text:p>-2.11337575577558E-019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2.11337575577558E-019" calcext:value-type="float">
            <text:p>2.11337575577558E-01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2.11337575577558E-019" calcext:value-type="float">
            <text:p>-2.11337575577558E-019</text:p>
          </table:table-cell>
          <table:table-cell/>
          <table:table-cell table:style-name="ce4" table:formula="of:=[.F23]" office:value-type="float" office:value="0.00000000000389920909348933" calcext:value-type="float">
            <text:p>3.89920909348933E-012</text:p>
          </table:table-cell>
          <table:table-cell/>
          <table:table-cell table:formula="of:=[.M35]/[.O35]" office:value-type="float" office:value="-0.0000000542001135385217" calcext:value-type="float">
            <text:p>-5.42001135385217E-008</text:p>
          </table:table-cell>
          <table:table-cell table:formula="of:=[.M35]-[.O35]" office:value-type="float" office:value="-0.00000000000389920930482691" calcext:value-type="float">
            <text:p>-3.90E-012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330430299250284" calcext:value-type="float">
            <text:p>0.003304303</text:p>
          </table:table-cell>
          <table:table-cell/>
          <table:table-cell table:style-name="ce3" office:value-type="float" office:value="0.00330430299250284" calcext:value-type="float">
            <text:p>0.00330430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8.23993651088983E-018" calcext:value-type="float">
            <text:p>8.23993651088983E-01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.00330430299250284" calcext:value-type="float">
            <text:p>0.003304303</text:p>
          </table:table-cell>
          <table:table-cell/>
          <table:table-cell table:style-name="ce4" table:formula="of:=[.F24]" office:value-type="float" office:value="0.00330430299878276" calcext:value-type="float">
            <text:p>0.003304303</text:p>
          </table:table-cell>
          <table:table-cell/>
          <table:table-cell table:formula="of:=[.M36]/[.O36]" office:value-type="float" office:value="0.999999998099472" calcext:value-type="float">
            <text:p>0.9999999981</text:p>
          </table:table-cell>
          <table:table-cell table:formula="of:=[.M36]-[.O36]" office:value-type="float" office:value="-0.00000000000627992016027923" calcext:value-type="float">
            <text:p>-6.28E-012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0330430299250284" calcext:value-type="float">
            <text:p>0.003304303</text:p>
          </table:table-cell>
          <table:table-cell/>
          <table:table-cell table:style-name="ce3" office:value-type="float" office:value="0.00330430299250284" calcext:value-type="float">
            <text:p>0.00330430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7.37257477290143E-018" calcext:value-type="float">
            <text:p>7.37257477290143E-018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.00330430299250284" calcext:value-type="float">
            <text:p>0.003304303</text:p>
          </table:table-cell>
          <table:table-cell/>
          <table:table-cell table:style-name="ce4" table:formula="of:=[.F25]" office:value-type="float" office:value="0.00330430298622293" calcext:value-type="float">
            <text:p>0.003304303</text:p>
          </table:table-cell>
          <table:table-cell/>
          <table:table-cell table:formula="of:=[.M37]/[.O37]" office:value-type="float" office:value="1.00000000190052" calcext:value-type="float">
            <text:p>1.0000000019</text:p>
          </table:table-cell>
          <table:table-cell table:formula="of:=[.M37]-[.O37]" office:value-type="float" office:value="0.00000000000627990975193837" calcext:value-type="float">
            <text:p>6.28E-012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-2.66552613600622E-018" calcext:value-type="float">
            <text:p>-2.66552613600622E-018</text:p>
          </table:table-cell>
          <table:table-cell/>
          <table:table-cell table:style-name="ce3" office:value-type="float" office:value="-0" calcext:value-type="float">
            <text:p>0</text:p>
          </table:table-cell>
          <table:table-cell table:style-name="ce3" office:value-type="float" office:value="2.66552613600622E-018" calcext:value-type="float">
            <text:p>2.66552613600622E-01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2.66552613600622E-018" calcext:value-type="float">
            <text:p>-2.66552613600622E-018</text:p>
          </table:table-cell>
          <table:table-cell/>
          <table:table-cell table:style-name="ce4" table:formula="of:=[.F26]" office:value-type="float" office:value="0.0000000000499403902524333" calcext:value-type="float">
            <text:p>4.99403902524333E-011</text:p>
          </table:table-cell>
          <table:table-cell/>
          <table:table-cell table:formula="of:=[.M38]/[.O38]" office:value-type="float" office:value="-0.0000000533741551183883" calcext:value-type="float">
            <text:p>-5.33741551183883E-008</text:p>
          </table:table-cell>
          <table:table-cell table:formula="of:=[.M38]-[.O38]" office:value-type="float" office:value="-0.0000000000499403929179594" calcext:value-type="float">
            <text:p>-4.99E-011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00.91069519124" calcext:value-type="float">
            <text:p>2400.9106951912</text:p>
          </table:table-cell>
          <table:table-cell/>
          <table:table-cell table:style-name="ce3" office:value-type="float" office:value="2400.91069519124" calcext:value-type="float">
            <text:p>2400.910695191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454747350886464" calcext:value-type="float">
            <text:p>4.54747350886464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2400.91069519124" calcext:value-type="float">
            <text:p>2400.9106951912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2400.91069519124" calcext:value-type="float">
            <text:p>-2.40E+00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00.91069519124" calcext:value-type="float">
            <text:p>2400.9106951912</text:p>
          </table:table-cell>
          <table:table-cell/>
          <table:table-cell table:style-name="ce3" office:value-type="float" office:value="2400.91069519124" calcext:value-type="float">
            <text:p>2400.910695191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454747350886464" calcext:value-type="float">
            <text:p>4.54747350886464E-01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2400.91069519124" calcext:value-type="float">
            <text:p>2400.9106951912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2400.91069519124" calcext:value-type="float">
            <text:p>-2.40E+003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 office:value-type="float" office:value="0.00000000000151394191006539" calcext:value-type="float">
            <text:p>1.51394191006539E-012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00000151394191006539" calcext:value-type="float">
            <text:p>-1.51394191006539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.00000000000151394191006539" calcext:value-type="float">
            <text:p>1.51394191006539E-012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0.00000000000151394191006539" calcext:value-type="float">
            <text:p>-1.51E-012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.00330430299250284" calcext:value-type="float">
            <text:p>0.003304303</text:p>
          </table:table-cell>
          <table:table-cell/>
          <table:table-cell table:style-name="ce3" office:value-type="float" office:value="0.0033043029939695" calcext:value-type="float">
            <text:p>0.003304303</text:p>
          </table:table-cell>
          <table:table-cell/>
          <table:table-cell table:style-name="ce3" office:value-type="float" office:value="0.999999999556137" calcext:value-type="float">
            <text:p>0.9999999996</text:p>
          </table:table-cell>
          <table:table-cell table:style-name="ce3" office:value-type="float" office:value="-0.00000000000146665752459585" calcext:value-type="float">
            <text:p>-1.46665752459585E-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.0033043029939695" calcext:value-type="float">
            <text:p>0.003304303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0.0033043029939695" calcext:value-type="float">
            <text:p>-3.30E-003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.00330430299250284" calcext:value-type="float">
            <text:p>0.003304303</text:p>
          </table:table-cell>
          <table:table-cell/>
          <table:table-cell table:style-name="ce3" office:value-type="float" office:value="0.00330430299103618" calcext:value-type="float">
            <text:p>0.003304303</text:p>
          </table:table-cell>
          <table:table-cell/>
          <table:table-cell table:style-name="ce3" office:value-type="float" office:value="1.00000000044386" calcext:value-type="float">
            <text:p>1.0000000004</text:p>
          </table:table-cell>
          <table:table-cell table:style-name="ce3" office:value-type="float" office:value="0.00000000000146666186140454" calcext:value-type="float">
            <text:p>1.46666186140454E-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.00330430299103618" calcext:value-type="float">
            <text:p>0.003304303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0.00330430299103618" calcext:value-type="float">
            <text:p>-3.30E-00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 office:value-type="float" office:value="0.00000000000744019175300326" calcext:value-type="float">
            <text:p>7.44019175300326E-012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-0.00000000000744019175300326" calcext:value-type="float">
            <text:p>-7.44019175300326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00000000000744019175300326" calcext:value-type="float">
            <text:p>7.44019175300326E-012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00000000000744019175300326" calcext:value-type="float">
            <text:p>-7.44E-012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226.671059286136" calcext:value-type="float">
            <text:p>226.671059286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56843418860808" calcext:value-type="float">
            <text:p>-5.6843418860808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26.671059286136" calcext:value-type="float">
            <text:p>-2.27E+002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2400.91069519124" calcext:value-type="float">
            <text:p>2400.9106951912</text:p>
          </table:table-cell>
          <table:table-cell/>
          <table:table-cell table:style-name="ce4" table:formula="of:=[.F33]" office:value-type="float" office:value="2400.91069519124" calcext:value-type="float">
            <text:p>2400.9106951912</text:p>
          </table:table-cell>
          <table:table-cell/>
          <table:table-cell table:formula="of:=[.M57]/[.O57]" office:value-type="float" office:value="1" calcext:value-type="float">
            <text:p>1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2400.91069519124" calcext:value-type="float">
            <text:p>2400.9106951912</text:p>
          </table:table-cell>
          <table:table-cell/>
          <table:table-cell table:style-name="ce4" table:formula="of:=[.F34]" office:value-type="float" office:value="2400.91069519124" calcext:value-type="float">
            <text:p>2400.9106951912</text:p>
          </table:table-cell>
          <table:table-cell/>
          <table:table-cell table:formula="of:=[.M58]/[.O58]" office:value-type="float" office:value="1" calcext:value-type="float">
            <text:p>1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.00000000000151394191006539" calcext:value-type="float">
            <text:p>1.51394191006539E-012</text:p>
          </table:table-cell>
          <table:table-cell/>
          <table:table-cell table:style-name="ce4" table:formula="of:=[.F35]" office:value-type="float" office:value="-2.11337575577558E-019" calcext:value-type="float">
            <text:p>-2.11337575577558E-019</text:p>
          </table:table-cell>
          <table:table-cell/>
          <table:table-cell table:formula="of:=[.M59]/[.O59]" office:value-type="float" office:value="-7163619.18096195" calcext:value-type="float">
            <text:p>-7163619.18096195</text:p>
          </table:table-cell>
          <table:table-cell table:formula="of:=[.M59]-[.O59]" office:value-type="float" office:value="0.00000000000151394212140297" calcext:value-type="float">
            <text:p>1.51E-01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0033043029939695" calcext:value-type="float">
            <text:p>0.003304303</text:p>
          </table:table-cell>
          <table:table-cell/>
          <table:table-cell table:style-name="ce4" table:formula="of:=[.F36]" office:value-type="float" office:value="0.00330430299250284" calcext:value-type="float">
            <text:p>0.003304303</text:p>
          </table:table-cell>
          <table:table-cell/>
          <table:table-cell table:formula="of:=[.M60]/[.O60]" office:value-type="float" office:value="1.00000000044386" calcext:value-type="float">
            <text:p>1.0000000004</text:p>
          </table:table-cell>
          <table:table-cell table:formula="of:=[.M60]-[.O60]" office:value-type="float" office:value="0.00000000000146665969300019" calcext:value-type="float">
            <text:p>1.47E-01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0330430299103618" calcext:value-type="float">
            <text:p>0.003304303</text:p>
          </table:table-cell>
          <table:table-cell/>
          <table:table-cell table:style-name="ce4" table:formula="of:=[.F37]" office:value-type="float" office:value="0.00330430299250284" calcext:value-type="float">
            <text:p>0.003304303</text:p>
          </table:table-cell>
          <table:table-cell/>
          <table:table-cell table:formula="of:=[.M61]/[.O61]" office:value-type="float" office:value="0.999999999556136" calcext:value-type="float">
            <text:p>0.9999999996</text:p>
          </table:table-cell>
          <table:table-cell table:formula="of:=[.M61]-[.O61]" office:value-type="float" office:value="-0.00000000000146666012668106" calcext:value-type="float">
            <text:p>-1.47E-01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000000000744019175300326" calcext:value-type="float">
            <text:p>7.44019175300326E-012</text:p>
          </table:table-cell>
          <table:table-cell/>
          <table:table-cell table:style-name="ce4" table:formula="of:=[.F38]" office:value-type="float" office:value="-2.66552613600622E-018" calcext:value-type="float">
            <text:p>-2.66552613600622E-018</text:p>
          </table:table-cell>
          <table:table-cell/>
          <table:table-cell table:formula="of:=[.M62]/[.O62]" office:value-type="float" office:value="-2791265.72893071" calcext:value-type="float">
            <text:p>-2791265.72893071</text:p>
          </table:table-cell>
          <table:table-cell table:formula="of:=[.M62]-[.O62]" office:value-type="float" office:value="0.0000000000074401944185294" calcext:value-type="float">
            <text:p>7.44E-01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39]" office:value-type="float" office:value="226.671059286136" calcext:value-type="float">
            <text:p>226.6710592861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2400.91069519124" calcext:value-type="float">
            <text:p>2400.9106951912</text:p>
          </table:table-cell>
          <table:table-cell/>
          <table:table-cell table:style-name="ce4" table:formula="of:=[.F21]" office:value-type="float" office:value="2400.91069519124" calcext:value-type="float">
            <text:p>2400.9106951912</text:p>
          </table:table-cell>
          <table:table-cell/>
          <table:table-cell table:formula="of:=[.M69]/[.O69]" office:value-type="float" office:value="1" calcext:value-type="float">
            <text:p>1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2400.91069519124" calcext:value-type="float">
            <text:p>2400.9106951912</text:p>
          </table:table-cell>
          <table:table-cell/>
          <table:table-cell table:style-name="ce4" table:formula="of:=[.F22]" office:value-type="float" office:value="2400.91069519124" calcext:value-type="float">
            <text:p>2400.9106951912</text:p>
          </table:table-cell>
          <table:table-cell/>
          <table:table-cell table:formula="of:=[.M70]/[.O70]" office:value-type="float" office:value="1" calcext:value-type="float">
            <text:p>1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.00000000000151394191006539" calcext:value-type="float">
            <text:p>1.51394191006539E-012</text:p>
          </table:table-cell>
          <table:table-cell/>
          <table:table-cell table:style-name="ce4" table:formula="of:=[.F23]" office:value-type="float" office:value="0.00000000000389920909348933" calcext:value-type="float">
            <text:p>3.89920909348933E-012</text:p>
          </table:table-cell>
          <table:table-cell/>
          <table:table-cell table:formula="of:=[.M71]/[.O71]" office:value-type="float" office:value="0.38826897295487" calcext:value-type="float">
            <text:p>0.388268973</text:p>
          </table:table-cell>
          <table:table-cell table:formula="of:=[.M71]-[.O71]" office:value-type="float" office:value="-0.00000000000238526718342394" calcext:value-type="float">
            <text:p>-2.39E-01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.0033043029939695" calcext:value-type="float">
            <text:p>0.003304303</text:p>
          </table:table-cell>
          <table:table-cell/>
          <table:table-cell table:style-name="ce4" table:formula="of:=[.F24]" office:value-type="float" office:value="0.00330430299878276" calcext:value-type="float">
            <text:p>0.003304303</text:p>
          </table:table-cell>
          <table:table-cell/>
          <table:table-cell table:formula="of:=[.M72]/[.O72]" office:value-type="float" office:value="0.999999998543336" calcext:value-type="float">
            <text:p>0.9999999985</text:p>
          </table:table-cell>
          <table:table-cell table:formula="of:=[.M72]-[.O72]" office:value-type="float" office:value="-0.00000000000481326046727904" calcext:value-type="float">
            <text:p>-4.81E-01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.00330430299103618" calcext:value-type="float">
            <text:p>0.003304303</text:p>
          </table:table-cell>
          <table:table-cell/>
          <table:table-cell table:style-name="ce4" table:formula="of:=[.F25]" office:value-type="float" office:value="0.00330430298622293" calcext:value-type="float">
            <text:p>0.003304303</text:p>
          </table:table-cell>
          <table:table-cell/>
          <table:table-cell table:formula="of:=[.M73]/[.O73]" office:value-type="float" office:value="1.00000000145666" calcext:value-type="float">
            <text:p>1.0000000015</text:p>
          </table:table-cell>
          <table:table-cell table:formula="of:=[.M73]-[.O73]" office:value-type="float" office:value="0.00000000000481324962525731" calcext:value-type="float">
            <text:p>4.81E-012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000000000744019175300326" calcext:value-type="float">
            <text:p>7.44019175300326E-012</text:p>
          </table:table-cell>
          <table:table-cell/>
          <table:table-cell table:style-name="ce4" table:formula="of:=[.F26]" office:value-type="float" office:value="0.0000000000499403902524333" calcext:value-type="float">
            <text:p>4.99403902524333E-011</text:p>
          </table:table-cell>
          <table:table-cell/>
          <table:table-cell table:formula="of:=[.M74]/[.O74]" office:value-type="float" office:value="0.148981449992589" calcext:value-type="float">
            <text:p>0.14898145</text:p>
          </table:table-cell>
          <table:table-cell table:formula="of:=[.M74]-[.O74]" office:value-type="float" office:value="-0.00000000004250019849943" calcext:value-type="float">
            <text:p>-4.25E-01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6.671059286136" calcext:value-type="float">
            <text:p>226.6710592861</text:p>
          </table:table-cell>
          <table:table-cell/>
          <table:table-cell table:style-name="ce4" table:formula="of:=[.F27]" office:value-type="float" office:value="226.671059286136" calcext:value-type="float">
            <text:p>226.6710592861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77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20 km MOLA" calcext:value-type="string">
            <text:p>20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2462.87984921012" calcext:value-type="float">
            <text:p>2462.8798492101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462.87984921012" calcext:value-type="float">
            <text:p>2462.8798492101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62.87983424294" calcext:value-type="float">
            <text:p>2462.8798342429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462.87983424294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2462.87984921012" calcext:value-type="float">
            <text:p>2462.8798492101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2462.87984921012" calcext:value-type="float">
            <text:p>2462.8798492101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62.87983424165" calcext:value-type="float">
            <text:p>2462.8798342417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2462.87983424165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-8.3186664019059E-034" calcext:value-type="float">
            <text:p>-8.3186664019059E-034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-8.3186664019059E-034" calcext:value-type="float">
            <text:p>-8.3186664019059E-03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.00000000512768203614209" calcext:value-type="float">
            <text:p>5.12768203614209E-009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0.00000000512768203614209" calcext:value-type="float">
            <text:p>-5.13E-009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85983350038282" calcext:value-type="float">
            <text:p>1.8598335004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85983350038282" calcext:value-type="float">
            <text:p>1.8598335004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85983374568703" calcext:value-type="float">
            <text:p>1.8598337457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85983374568703" calcext:value-type="float">
            <text:p>-1.8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85983350038282" calcext:value-type="float">
            <text:p>1.8598335004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85983350038282" calcext:value-type="float">
            <text:p>1.859833500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85983374584537" calcext:value-type="float">
            <text:p>1.8598337458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85983374584537" calcext:value-type="float">
            <text:p>-1.8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7.90031245418001E-035" calcext:value-type="float">
            <text:p>-7.90031245418001E-035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7.90031245418001E-035" calcext:value-type="float">
            <text:p>-7.90031245418001E-03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0629616840748778" calcext:value-type="float">
            <text:p>-6.29616840748778E-010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000000000629616840748778" calcext:value-type="float">
            <text:p>6.30E-01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921012" calcext:value-type="float">
            <text:p>2462.8798492101</text:p>
          </table:table-cell>
          <table:table-cell/>
          <table:table-cell table:style-name="ce3" office:value-type="float" office:value="2462.87983424294" calcext:value-type="float">
            <text:p>2462.8798342429</text:p>
          </table:table-cell>
          <table:table-cell/>
          <table:table-cell table:style-name="ce3" office:value-type="float" office:value="1.0000000060771" calcext:value-type="float">
            <text:p>1.0000000061</text:p>
          </table:table-cell>
          <table:table-cell table:style-name="ce3" office:value-type="float" office:value="0.0000149671741382917" calcext:value-type="float">
            <text:p>1.49671741382917E-00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2462.87985549997" calcext:value-type="float">
            <text:p>2462.8798555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2462.87985549997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21012" calcext:value-type="float">
            <text:p>2462.8798492101</text:p>
          </table:table-cell>
          <table:table-cell/>
          <table:table-cell table:style-name="ce3" office:value-type="float" office:value="2462.87983424165" calcext:value-type="float">
            <text:p>2462.8798342417</text:p>
          </table:table-cell>
          <table:table-cell/>
          <table:table-cell table:style-name="ce3" office:value-type="float" office:value="1.00000000607763" calcext:value-type="float">
            <text:p>1.0000000061</text:p>
          </table:table-cell>
          <table:table-cell table:style-name="ce3" office:value-type="float" office:value="0.0000149684638017789" calcext:value-type="float">
            <text:p>1.49684638017789E-0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2462.87985573996" calcext:value-type="float">
            <text:p>2462.87985574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2462.87985573996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8.3186664019059E-034" calcext:value-type="float">
            <text:p>-8.3186664019059E-034</text:p>
          </table:table-cell>
          <table:table-cell/>
          <table:table-cell table:style-name="ce3" office:value-type="float" office:value="0.00000000512768203614209" calcext:value-type="float">
            <text:p>5.12768203614209E-009</text:p>
          </table:table-cell>
          <table:table-cell/>
          <table:table-cell table:style-name="ce3" office:value-type="float" office:value="-1.62230542831486E-025" calcext:value-type="float">
            <text:p>-1.62230542831486E-025</text:p>
          </table:table-cell>
          <table:table-cell table:style-name="ce3" office:value-type="float" office:value="-0.00000000512768203614209" calcext:value-type="float">
            <text:p>-5.12768203614209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-0.00000128420569111403" calcext:value-type="float">
            <text:p>-1.28420569111403E-006</text:p>
          </table:table-cell>
          <table:table-cell/>
          <table:table-cell table:formula="of:=[.M23]/[.O23]" office:value-type="float" office:value="-0" calcext:value-type="float">
            <text:p>0</text:p>
          </table:table-cell>
          <table:table-cell table:formula="of:=[.M23]-[.O23]" office:value-type="float" office:value="0.00000128420569111403" calcext:value-type="float">
            <text:p>1.28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50038282" calcext:value-type="float">
            <text:p>1.8598335004</text:p>
          </table:table-cell>
          <table:table-cell/>
          <table:table-cell table:style-name="ce3" office:value-type="float" office:value="1.85983374568703" calcext:value-type="float">
            <text:p>1.8598337457</text:p>
          </table:table-cell>
          <table:table-cell/>
          <table:table-cell table:style-name="ce3" office:value-type="float" office:value="0.99999986810423" calcext:value-type="float">
            <text:p>0.9999998681</text:p>
          </table:table-cell>
          <table:table-cell table:style-name="ce3" office:value-type="float" office:value="-0.000000245304204282704" calcext:value-type="float">
            <text:p>-2.45304204282704E-00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8598333918974" calcext:value-type="float">
            <text:p>1.8598333919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8598333918974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0038282" calcext:value-type="float">
            <text:p>1.8598335004</text:p>
          </table:table-cell>
          <table:table-cell/>
          <table:table-cell table:style-name="ce3" office:value-type="float" office:value="1.85983374584537" calcext:value-type="float">
            <text:p>1.8598337458</text:p>
          </table:table-cell>
          <table:table-cell/>
          <table:table-cell table:style-name="ce3" office:value-type="float" office:value="0.99999986801909" calcext:value-type="float">
            <text:p>0.999999868</text:p>
          </table:table-cell>
          <table:table-cell table:style-name="ce3" office:value-type="float" office:value="-0.000000245462550507725" calcext:value-type="float">
            <text:p>-2.45462550507725E-0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8598333989438" calcext:value-type="float">
            <text:p>1.8598333989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1.8598333989438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7.90031245418001E-035" calcext:value-type="float">
            <text:p>-7.90031245418001E-035</text:p>
          </table:table-cell>
          <table:table-cell/>
          <table:table-cell table:style-name="ce3" office:value-type="float" office:value="-0.000000000629616840748778" calcext:value-type="float">
            <text:p>-6.29616840748778E-010</text:p>
          </table:table-cell>
          <table:table-cell/>
          <table:table-cell table:style-name="ce3" office:value-type="float" office:value="1.25478099422888E-025" calcext:value-type="float">
            <text:p>1.25478099422888E-025</text:p>
          </table:table-cell>
          <table:table-cell table:style-name="ce3" office:value-type="float" office:value="0.000000000629616840748778" calcext:value-type="float">
            <text:p>6.29616840748778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-0.0000000377047865731835" calcext:value-type="float">
            <text:p>-3.77047865731835E-008</text:p>
          </table:table-cell>
          <table:table-cell/>
          <table:table-cell table:formula="of:=[.M26]/[.O26]" office:value-type="float" office:value="-0" calcext:value-type="float">
            <text:p>0</text:p>
          </table:table-cell>
          <table:table-cell table:formula="of:=[.M26]-[.O26]" office:value-type="float" office:value="0.0000000377047865731835" calcext:value-type="float">
            <text:p>3.77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14210854715202" calcext:value-type="float">
            <text:p>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8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8" calcext:value-type="float">
            <text:p>18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921012" calcext:value-type="float">
            <text:p>2462.8798492101</text:p>
          </table:table-cell>
          <table:table-cell/>
          <table:table-cell table:style-name="ce3" office:value-type="float" office:value="2462.87985549997" calcext:value-type="float">
            <text:p>2462.8798555</text:p>
          </table:table-cell>
          <table:table-cell/>
          <table:table-cell table:style-name="ce3" office:value-type="float" office:value="0.999999997446141" calcext:value-type="float">
            <text:p>0.9999999974</text:p>
          </table:table-cell>
          <table:table-cell table:style-name="ce3" office:value-type="float" office:value="-0.0000062898475334805" calcext:value-type="float">
            <text:p>-6.2898475334805E-0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2462.87985549997" calcext:value-type="float">
            <text:p>2462.8798555</text:p>
          </table:table-cell>
          <table:table-cell/>
          <table:table-cell table:style-name="ce4" table:formula="of:=[.F21]" office:value-type="float" office:value="2462.87983424294" calcext:value-type="float">
            <text:p>2462.8798342429</text:p>
          </table:table-cell>
          <table:table-cell/>
          <table:table-cell table:formula="of:=[.M33]/[.O33]" office:value-type="float" office:value="1.00000000863097" calcext:value-type="float">
            <text:p>1.0000000086</text:p>
          </table:table-cell>
          <table:table-cell table:formula="of:=[.M33]-[.O33]" office:value-type="float" office:value="0.0000212570298572246" calcext:value-type="float">
            <text:p>2.13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21012" calcext:value-type="float">
            <text:p>2462.8798492101</text:p>
          </table:table-cell>
          <table:table-cell/>
          <table:table-cell table:style-name="ce3" office:value-type="float" office:value="2462.87985573996" calcext:value-type="float">
            <text:p>2462.87985574</text:p>
          </table:table-cell>
          <table:table-cell/>
          <table:table-cell table:style-name="ce3" office:value-type="float" office:value="0.999999997348695" calcext:value-type="float">
            <text:p>0.9999999973</text:p>
          </table:table-cell>
          <table:table-cell table:style-name="ce3" office:value-type="float" office:value="-0.00000652984635962639" calcext:value-type="float">
            <text:p>-6.52984635962639E-0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2462.87985573996" calcext:value-type="float">
            <text:p>2462.87985574</text:p>
          </table:table-cell>
          <table:table-cell/>
          <table:table-cell table:style-name="ce4" table:formula="of:=[.F22]" office:value-type="float" office:value="2462.87983424165" calcext:value-type="float">
            <text:p>2462.8798342417</text:p>
          </table:table-cell>
          <table:table-cell/>
          <table:table-cell table:formula="of:=[.M34]/[.O34]" office:value-type="float" office:value="1.00000000872893" calcext:value-type="float">
            <text:p>1.0000000087</text:p>
          </table:table-cell>
          <table:table-cell table:formula="of:=[.M34]-[.O34]" office:value-type="float" office:value="0.0000214983101614052" calcext:value-type="float">
            <text:p>2.15E-0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8.3186664019059E-034" calcext:value-type="float">
            <text:p>-8.3186664019059E-034</text:p>
          </table:table-cell>
          <table:table-cell/>
          <table:table-cell table:style-name="ce3" office:value-type="float" office:value="-0.00000128420569111403" calcext:value-type="float">
            <text:p>-1.28420569111403E-006</text:p>
          </table:table-cell>
          <table:table-cell/>
          <table:table-cell table:style-name="ce3" office:value-type="float" office:value="6.47767445625444E-028" calcext:value-type="float">
            <text:p>6.47767445625444E-028</text:p>
          </table:table-cell>
          <table:table-cell table:style-name="ce3" office:value-type="float" office:value="0.00000128420569111403" calcext:value-type="float">
            <text:p>1.28420569111403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0.00000128420569111403" calcext:value-type="float">
            <text:p>-1.28420569111403E-006</text:p>
          </table:table-cell>
          <table:table-cell/>
          <table:table-cell table:style-name="ce4" table:formula="of:=[.F23]" office:value-type="float" office:value="0.00000000512768203614209" calcext:value-type="float">
            <text:p>5.12768203614209E-009</text:p>
          </table:table-cell>
          <table:table-cell/>
          <table:table-cell table:formula="of:=[.M35]/[.O35]" office:value-type="float" office:value="-250.445655963533" calcext:value-type="float">
            <text:p>-250.4456559635</text:p>
          </table:table-cell>
          <table:table-cell table:formula="of:=[.M35]-[.O35]" office:value-type="float" office:value="-0.00000128933337315017" calcext:value-type="float">
            <text:p>-1.29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50038282" calcext:value-type="float">
            <text:p>1.8598335004</text:p>
          </table:table-cell>
          <table:table-cell/>
          <table:table-cell table:style-name="ce3" office:value-type="float" office:value="1.8598333918974" calcext:value-type="float">
            <text:p>1.8598333919</text:p>
          </table:table-cell>
          <table:table-cell/>
          <table:table-cell table:style-name="ce3" office:value-type="float" office:value="1.00000005833072" calcext:value-type="float">
            <text:p>1.0000000583</text:p>
          </table:table-cell>
          <table:table-cell table:style-name="ce3" office:value-type="float" office:value="0.000000108485422201099" calcext:value-type="float">
            <text:p>1.08485422201099E-00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8598333918974" calcext:value-type="float">
            <text:p>1.8598333919</text:p>
          </table:table-cell>
          <table:table-cell/>
          <table:table-cell table:style-name="ce4" table:formula="of:=[.F24]" office:value-type="float" office:value="1.85983374568703" calcext:value-type="float">
            <text:p>1.8598337457</text:p>
          </table:table-cell>
          <table:table-cell/>
          <table:table-cell table:formula="of:=[.M36]/[.O36]" office:value-type="float" office:value="0.999999809773518" calcext:value-type="float">
            <text:p>0.9999998098</text:p>
          </table:table-cell>
          <table:table-cell table:formula="of:=[.M36]-[.O36]" office:value-type="float" office:value="-0.000000353789630036516" calcext:value-type="float">
            <text:p>-3.54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0038282" calcext:value-type="float">
            <text:p>1.8598335004</text:p>
          </table:table-cell>
          <table:table-cell/>
          <table:table-cell table:style-name="ce3" office:value-type="float" office:value="1.8598333989438" calcext:value-type="float">
            <text:p>1.8598333989</text:p>
          </table:table-cell>
          <table:table-cell/>
          <table:table-cell table:style-name="ce3" office:value-type="float" office:value="1.00000005454199" calcext:value-type="float">
            <text:p>1.0000000545</text:p>
          </table:table-cell>
          <table:table-cell table:style-name="ce3" office:value-type="float" office:value="0.00000010143902118287" calcext:value-type="float">
            <text:p>1.0143902118287E-007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1.8598333989438" calcext:value-type="float">
            <text:p>1.8598333989</text:p>
          </table:table-cell>
          <table:table-cell/>
          <table:table-cell table:style-name="ce4" table:formula="of:=[.F25]" office:value-type="float" office:value="1.85983374584537" calcext:value-type="float">
            <text:p>1.8598337458</text:p>
          </table:table-cell>
          <table:table-cell/>
          <table:table-cell table:formula="of:=[.M37]/[.O37]" office:value-type="float" office:value="0.999999813477107" calcext:value-type="float">
            <text:p>0.9999998135</text:p>
          </table:table-cell>
          <table:table-cell table:formula="of:=[.M37]-[.O37]" office:value-type="float" office:value="-0.000000346901569914237" calcext:value-type="float">
            <text:p>-3.47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7.90031245418001E-035" calcext:value-type="float">
            <text:p>-7.90031245418001E-035</text:p>
          </table:table-cell>
          <table:table-cell/>
          <table:table-cell table:style-name="ce3" office:value-type="float" office:value="-0.0000000377047865731835" calcext:value-type="float">
            <text:p>-3.77047865731835E-008</text:p>
          </table:table-cell>
          <table:table-cell/>
          <table:table-cell table:style-name="ce3" office:value-type="float" office:value="2.09530756495487E-027" calcext:value-type="float">
            <text:p>2.09530756495487E-027</text:p>
          </table:table-cell>
          <table:table-cell table:style-name="ce3" office:value-type="float" office:value="0.0000000377047865731835" calcext:value-type="float">
            <text:p>3.77047865731835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0.0000000377047865731835" calcext:value-type="float">
            <text:p>-3.77047865731835E-008</text:p>
          </table:table-cell>
          <table:table-cell/>
          <table:table-cell table:style-name="ce4" table:formula="of:=[.F26]" office:value-type="float" office:value="-0.000000000629616840748778" calcext:value-type="float">
            <text:p>-6.29616840748778E-010</text:p>
          </table:table-cell>
          <table:table-cell/>
          <table:table-cell table:formula="of:=[.M38]/[.O38]" office:value-type="float" office:value="59.8852891678417" calcext:value-type="float">
            <text:p>59.8852891678</text:p>
          </table:table-cell>
          <table:table-cell table:formula="of:=[.M38]-[.O38]" office:value-type="float" office:value="-0.0000000370751697324347" calcext:value-type="float">
            <text:p>-3.71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127897692436818" calcext:value-type="float">
            <text:p>1.27897692436818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0.99999999999999" calcext:value-type="float">
            <text:p>1</text:p>
          </table:table-cell>
          <table:table-cell table:formula="of:=[.M39]-[.O39]" office:value-type="float" office:value="-0.00000000000100897068477934" calcext:value-type="float">
            <text:p>-1.01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921012" calcext:value-type="float">
            <text:p>2462.8798492101</text:p>
          </table:table-cell>
          <table:table-cell/>
          <table:table-cell table:style-name="ce3" office:value-type="float" office:value="2462.8798489735" calcext:value-type="float">
            <text:p>2462.8798489735</text:p>
          </table:table-cell>
          <table:table-cell/>
          <table:table-cell table:style-name="ce3" office:value-type="float" office:value="1.00000000009607" calcext:value-type="float">
            <text:p>1.0000000001</text:p>
          </table:table-cell>
          <table:table-cell table:style-name="ce3" office:value-type="float" office:value="0.000000236620962823508" calcext:value-type="float">
            <text:p>2.36620962823508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2462.8798489735" calcext:value-type="float">
            <text:p>2462.8798489735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2462.8798489735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21012" calcext:value-type="float">
            <text:p>2462.8798492101</text:p>
          </table:table-cell>
          <table:table-cell/>
          <table:table-cell table:style-name="ce3" office:value-type="float" office:value="2462.87984944768" calcext:value-type="float">
            <text:p>2462.8798494477</text:p>
          </table:table-cell>
          <table:table-cell/>
          <table:table-cell table:style-name="ce3" office:value-type="float" office:value="0.999999999903544" calcext:value-type="float">
            <text:p>0.9999999999</text:p>
          </table:table-cell>
          <table:table-cell table:style-name="ce3" office:value-type="float" office:value="-0.000000237559106608387" calcext:value-type="float">
            <text:p>-2.37559106608387E-0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2462.87984944768" calcext:value-type="float">
            <text:p>2462.8798494477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2462.87984944768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8.3186664019059E-034" calcext:value-type="float">
            <text:p>-8.3186664019059E-034</text:p>
          </table:table-cell>
          <table:table-cell/>
          <table:table-cell table:style-name="ce3" office:value-type="float" office:value="-0.00000120273877655296" calcext:value-type="float">
            <text:p>-1.20273877655296E-006</text:p>
          </table:table-cell>
          <table:table-cell/>
          <table:table-cell table:style-name="ce3" office:value-type="float" office:value="6.91643652310532E-028" calcext:value-type="float">
            <text:p>6.91643652310532E-028</text:p>
          </table:table-cell>
          <table:table-cell table:style-name="ce3" office:value-type="float" office:value="0.00000120273877655296" calcext:value-type="float">
            <text:p>1.20273877655296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-0.00000120273877655296" calcext:value-type="float">
            <text:p>-1.20273877655296E-006</text:p>
          </table:table-cell>
          <table:table-cell/>
          <table:table-cell table:formula="of:=[.M47]/[.O47]" office:value-type="float" office:value="-0" calcext:value-type="float">
            <text:p>0</text:p>
          </table:table-cell>
          <table:table-cell table:formula="of:=[.M47]-[.O47]" office:value-type="float" office:value="0.00000120273877655296" calcext:value-type="float">
            <text:p>1.20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50038282" calcext:value-type="float">
            <text:p>1.8598335004</text:p>
          </table:table-cell>
          <table:table-cell/>
          <table:table-cell table:style-name="ce3" office:value-type="float" office:value="1.85983349313026" calcext:value-type="float">
            <text:p>1.8598334931</text:p>
          </table:table-cell>
          <table:table-cell/>
          <table:table-cell table:style-name="ce3" office:value-type="float" office:value="1.00000000389958" calcext:value-type="float">
            <text:p>1.0000000039</text:p>
          </table:table-cell>
          <table:table-cell table:style-name="ce3" office:value-type="float" office:value="0.0000000072525618843855" calcext:value-type="float">
            <text:p>7.2525618843855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1.85983349313026" calcext:value-type="float">
            <text:p>1.8598334931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1.85983349313026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0038282" calcext:value-type="float">
            <text:p>1.8598335004</text:p>
          </table:table-cell>
          <table:table-cell/>
          <table:table-cell table:style-name="ce3" office:value-type="float" office:value="1.85983350778969" calcext:value-type="float">
            <text:p>1.8598335078</text:p>
          </table:table-cell>
          <table:table-cell/>
          <table:table-cell table:style-name="ce3" office:value-type="float" office:value="0.999999996017455" calcext:value-type="float">
            <text:p>0.999999996</text:p>
          </table:table-cell>
          <table:table-cell table:style-name="ce3" office:value-type="float" office:value="-0.00000000740687022826592" calcext:value-type="float">
            <text:p>-7.40687022826592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1.85983350778969" calcext:value-type="float">
            <text:p>1.8598335078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1.85983350778969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7.90031245418001E-035" calcext:value-type="float">
            <text:p>-7.90031245418001E-035</text:p>
          </table:table-cell>
          <table:table-cell/>
          <table:table-cell table:style-name="ce3" office:value-type="float" office:value="-0.0000000371832542494372" calcext:value-type="float">
            <text:p>-3.71832542494372E-008</text:p>
          </table:table-cell>
          <table:table-cell/>
          <table:table-cell table:style-name="ce3" office:value-type="float" office:value="2.12469634884085E-027" calcext:value-type="float">
            <text:p>2.12469634884085E-027</text:p>
          </table:table-cell>
          <table:table-cell table:style-name="ce3" office:value-type="float" office:value="0.0000000371832542494372" calcext:value-type="float">
            <text:p>3.71832542494372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-0.0000000371832542494372" calcext:value-type="float">
            <text:p>-3.71832542494372E-008</text:p>
          </table:table-cell>
          <table:table-cell/>
          <table:table-cell table:formula="of:=[.M50]/[.O50]" office:value-type="float" office:value="-0" calcext:value-type="float">
            <text:p>0</text:p>
          </table:table-cell>
          <table:table-cell table:formula="of:=[.M50]-[.O50]" office:value-type="float" office:value="0.0000000371832542494372" calcext:value-type="float">
            <text:p>3.72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-0.000000000000184741111297626" calcext:value-type="float">
            <text:p>-1.84741111297626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9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2462.8798489735" calcext:value-type="float">
            <text:p>2462.8798489735</text:p>
          </table:table-cell>
          <table:table-cell/>
          <table:table-cell table:style-name="ce4" table:formula="of:=[.F33]" office:value-type="float" office:value="2462.87985549997" calcext:value-type="float">
            <text:p>2462.8798555</text:p>
          </table:table-cell>
          <table:table-cell/>
          <table:table-cell table:formula="of:=[.M57]/[.O57]" office:value-type="float" office:value="0.999999997350066" calcext:value-type="float">
            <text:p>0.9999999974</text:p>
          </table:table-cell>
          <table:table-cell table:formula="of:=[.M57]-[.O57]" office:value-type="float" office:value="-0.00000652646986054606" calcext:value-type="float">
            <text:p>-6.53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2462.87984944768" calcext:value-type="float">
            <text:p>2462.8798494477</text:p>
          </table:table-cell>
          <table:table-cell/>
          <table:table-cell table:style-name="ce4" table:formula="of:=[.F34]" office:value-type="float" office:value="2462.87985573996" calcext:value-type="float">
            <text:p>2462.87985574</text:p>
          </table:table-cell>
          <table:table-cell/>
          <table:table-cell table:formula="of:=[.M58]/[.O58]" office:value-type="float" office:value="0.999999997445154" calcext:value-type="float">
            <text:p>0.9999999974</text:p>
          </table:table-cell>
          <table:table-cell table:formula="of:=[.M58]-[.O58]" office:value-type="float" office:value="-0.00000629227997706039" calcext:value-type="float">
            <text:p>-6.29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120273877655296" calcext:value-type="float">
            <text:p>-1.20273877655296E-006</text:p>
          </table:table-cell>
          <table:table-cell/>
          <table:table-cell table:style-name="ce4" table:formula="of:=[.F35]" office:value-type="float" office:value="-0.00000128420569111403" calcext:value-type="float">
            <text:p>-1.28420569111403E-006</text:p>
          </table:table-cell>
          <table:table-cell/>
          <table:table-cell table:formula="of:=[.M59]/[.O59]" office:value-type="float" office:value="0.936562409647633" calcext:value-type="float">
            <text:p>0.9365624096</text:p>
          </table:table-cell>
          <table:table-cell table:formula="of:=[.M59]-[.O59]" office:value-type="float" office:value="0.00000008146691456107" calcext:value-type="float">
            <text:p>8.15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85983349313026" calcext:value-type="float">
            <text:p>1.8598334931</text:p>
          </table:table-cell>
          <table:table-cell/>
          <table:table-cell table:style-name="ce4" table:formula="of:=[.F36]" office:value-type="float" office:value="1.8598333918974" calcext:value-type="float">
            <text:p>1.8598333919</text:p>
          </table:table-cell>
          <table:table-cell/>
          <table:table-cell table:formula="of:=[.M60]/[.O60]" office:value-type="float" office:value="1.00000005443114" calcext:value-type="float">
            <text:p>1.0000000544</text:p>
          </table:table-cell>
          <table:table-cell table:formula="of:=[.M60]-[.O60]" office:value-type="float" office:value="0.000000101232860094669" calcext:value-type="float">
            <text:p>1.01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85983350778969" calcext:value-type="float">
            <text:p>1.8598335078</text:p>
          </table:table-cell>
          <table:table-cell/>
          <table:table-cell table:style-name="ce4" table:formula="of:=[.F37]" office:value-type="float" office:value="1.8598333989438" calcext:value-type="float">
            <text:p>1.8598333989</text:p>
          </table:table-cell>
          <table:table-cell/>
          <table:table-cell table:formula="of:=[.M61]/[.O61]" office:value-type="float" office:value="1.00000005852454" calcext:value-type="float">
            <text:p>1.0000000585</text:p>
          </table:table-cell>
          <table:table-cell table:formula="of:=[.M61]-[.O61]" office:value-type="float" office:value="0.000000108845889856823" calcext:value-type="float">
            <text:p>1.09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0.0000000371832542494372" calcext:value-type="float">
            <text:p>-3.71832542494372E-008</text:p>
          </table:table-cell>
          <table:table-cell/>
          <table:table-cell table:style-name="ce4" table:formula="of:=[.F38]" office:value-type="float" office:value="-0.0000000377047865731835" calcext:value-type="float">
            <text:p>-3.77047865731835E-008</text:p>
          </table:table-cell>
          <table:table-cell/>
          <table:table-cell table:formula="of:=[.M62]/[.O62]" office:value-type="float" office:value="0.986168007535753" calcext:value-type="float">
            <text:p>0.9861680075</text:p>
          </table:table-cell>
          <table:table-cell table:formula="of:=[.M62]-[.O62]" office:value-type="float" office:value="0.000000000521532323746302" calcext:value-type="float">
            <text:p>5.22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63]/[.O63]" office:value-type="float" office:value="1.00000000000001" calcext:value-type="float">
            <text:p>1</text:p>
          </table:table-cell>
          <table:table-cell table:formula="of:=[.M63]-[.O63]" office:value-type="float" office:value="0.00000000000100897068477934" calcext:value-type="float">
            <text:p>1.01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2462.8798489735" calcext:value-type="float">
            <text:p>2462.8798489735</text:p>
          </table:table-cell>
          <table:table-cell/>
          <table:table-cell table:style-name="ce4" table:formula="of:=[.F21]" office:value-type="float" office:value="2462.87983424294" calcext:value-type="float">
            <text:p>2462.8798342429</text:p>
          </table:table-cell>
          <table:table-cell/>
          <table:table-cell table:formula="of:=[.M69]/[.O69]" office:value-type="float" office:value="1.00000000598103" calcext:value-type="float">
            <text:p>1.000000006</text:p>
          </table:table-cell>
          <table:table-cell table:formula="of:=[.M69]-[.O69]" office:value-type="float" office:value="0.0000147305599966785" calcext:value-type="float">
            <text:p>1.47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2462.87984944768" calcext:value-type="float">
            <text:p>2462.8798494477</text:p>
          </table:table-cell>
          <table:table-cell/>
          <table:table-cell table:style-name="ce4" table:formula="of:=[.F22]" office:value-type="float" office:value="2462.87983424165" calcext:value-type="float">
            <text:p>2462.8798342417</text:p>
          </table:table-cell>
          <table:table-cell/>
          <table:table-cell table:formula="of:=[.M70]/[.O70]" office:value-type="float" office:value="1.00000000617409" calcext:value-type="float">
            <text:p>1.0000000062</text:p>
          </table:table-cell>
          <table:table-cell table:formula="of:=[.M70]-[.O70]" office:value-type="float" office:value="0.0000152060301843449" calcext:value-type="float">
            <text:p>1.52E-00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-0.00000120273877655296" calcext:value-type="float">
            <text:p>-1.20273877655296E-006</text:p>
          </table:table-cell>
          <table:table-cell/>
          <table:table-cell table:style-name="ce4" table:formula="of:=[.F23]" office:value-type="float" office:value="0.00000000512768203614209" calcext:value-type="float">
            <text:p>5.12768203614209E-009</text:p>
          </table:table-cell>
          <table:table-cell/>
          <table:table-cell table:formula="of:=[.M71]/[.O71]" office:value-type="float" office:value="-234.557987034989" calcext:value-type="float">
            <text:p>-234.557987035</text:p>
          </table:table-cell>
          <table:table-cell table:formula="of:=[.M71]-[.O71]" office:value-type="float" office:value="-0.0000012078664585891" calcext:value-type="float">
            <text:p>-1.21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85983349313026" calcext:value-type="float">
            <text:p>1.8598334931</text:p>
          </table:table-cell>
          <table:table-cell/>
          <table:table-cell table:style-name="ce4" table:formula="of:=[.F24]" office:value-type="float" office:value="1.85983374568703" calcext:value-type="float">
            <text:p>1.8598337457</text:p>
          </table:table-cell>
          <table:table-cell/>
          <table:table-cell table:formula="of:=[.M72]/[.O72]" office:value-type="float" office:value="0.999999864204652" calcext:value-type="float">
            <text:p>0.9999998642</text:p>
          </table:table-cell>
          <table:table-cell table:formula="of:=[.M72]-[.O72]" office:value-type="float" office:value="-0.000000252556769941847" calcext:value-type="float">
            <text:p>-2.53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85983350778969" calcext:value-type="float">
            <text:p>1.8598335078</text:p>
          </table:table-cell>
          <table:table-cell/>
          <table:table-cell table:style-name="ce4" table:formula="of:=[.F25]" office:value-type="float" office:value="1.85983374584537" calcext:value-type="float">
            <text:p>1.8598337458</text:p>
          </table:table-cell>
          <table:table-cell/>
          <table:table-cell table:formula="of:=[.M73]/[.O73]" office:value-type="float" office:value="0.999999872001634" calcext:value-type="float">
            <text:p>0.999999872</text:p>
          </table:table-cell>
          <table:table-cell table:formula="of:=[.M73]-[.O73]" office:value-type="float" office:value="-0.000000238055680057414" calcext:value-type="float">
            <text:p>-2.38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0.0000000371832542494372" calcext:value-type="float">
            <text:p>-3.71832542494372E-008</text:p>
          </table:table-cell>
          <table:table-cell/>
          <table:table-cell table:style-name="ce4" table:formula="of:=[.F26]" office:value-type="float" office:value="-0.000000000629616840748778" calcext:value-type="float">
            <text:p>-6.29616840748778E-010</text:p>
          </table:table-cell>
          <table:table-cell/>
          <table:table-cell table:formula="of:=[.M74]/[.O74]" office:value-type="float" office:value="59.0569562993529" calcext:value-type="float">
            <text:p>59.0569562994</text:p>
          </table:table-cell>
          <table:table-cell table:formula="of:=[.M74]-[.O74]" office:value-type="float" office:value="-0.0000000365536374086884" calcext:value-type="float">
            <text:p>-3.66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9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0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1" calcext:value-type="float">
            <text:p>1.00E-010</text:p>
          </table:table-cell>
          <table:table-cell table:style-name="ce2" table:formula="of:=[.B2]" office:value-type="float" office:value="0.0000000001" calcext:value-type="float">
            <text:p>1.00E-010</text:p>
          </table:table-cell>
          <table:table-cell table:style-name="ce2" table:formula="of:=[.C2]" office:value-type="float" office:value="0.0000000001" calcext:value-type="float">
            <text:p>1.00E-010</text:p>
          </table:table-cell>
          <table:table-cell table:style-name="ce2" table:formula="of:=[.D2]" office:value-type="float" office:value="0.0000000001" calcext:value-type="float">
            <text:p>1.00E-01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20 km MOLA" calcext:value-type="string">
            <text:p>20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8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1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1" calcext:value-type="float">
            <text:p>1.00E-011</text:p>
          </table:table-cell>
          <table:table-cell table:style-name="ce2" table:formula="of:=[.B2]" office:value-type="float" office:value="0.00000000001" calcext:value-type="float">
            <text:p>1.00E-011</text:p>
          </table:table-cell>
          <table:table-cell table:style-name="ce2" table:formula="of:=[.C2]" office:value-type="float" office:value="0.00000000001" calcext:value-type="float">
            <text:p>1.00E-011</text:p>
          </table:table-cell>
          <table:table-cell table:style-name="ce2" table:formula="of:=[.D2]" office:value-type="float" office:value="0.00000000001" calcext:value-type="float">
            <text:p>1.00E-01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0'.D4]" office:value-type="string" office:string-value="20 km MOLA" calcext:value-type="string">
            <text:p>20 km MOLA</text:p>
          </table:table-cell>
          <table:table-cell table:style-name="ce1" table:formula="of:=['After 77 sec tol. 1e-10'.E4]" office:value-type="string" office:string-value="TSI Order = " calcext:value-type="string">
            <text:p>TSI Order = </text:p>
          </table:table-cell>
          <table:table-cell table:style-name="ce1" table:formula="of:=['After 77 sec tol. 1e-10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0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10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10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10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10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10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10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10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0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0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2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1" calcext:value-type="float">
            <text:p>1.00E-012</text:p>
          </table:table-cell>
          <table:table-cell table:style-name="ce2" table:formula="of:=[.B2]" office:value-type="float" office:value="0.000000000001" calcext:value-type="float">
            <text:p>1.00E-012</text:p>
          </table:table-cell>
          <table:table-cell table:style-name="ce2" table:formula="of:=[.C2]" office:value-type="float" office:value="0.000000000001" calcext:value-type="float">
            <text:p>1.00E-012</text:p>
          </table:table-cell>
          <table:table-cell table:style-name="ce2" table:formula="of:=[.D2]" office:value-type="float" office:value="0.000000000001" calcext:value-type="float">
            <text:p>1.00E-01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1'.D4]" office:value-type="string" office:string-value="20 km MOLA" calcext:value-type="string">
            <text:p>20 km MOLA</text:p>
          </table:table-cell>
          <table:table-cell table:style-name="ce1" table:formula="of:=['After 77 sec tol. 1e-11'.E4]" office:value-type="string" office:string-value="TSI Order = " calcext:value-type="string">
            <text:p>TSI Order = </text:p>
          </table:table-cell>
          <table:table-cell table:style-name="ce1" table:formula="of:=['After 77 sec tol. 1e-11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1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2462.87984921059" calcext:value-type="float">
            <text:p>2462.8798492106</text:p>
          </table:table-cell>
          <table:table-cell/>
          <table:table-cell table:style-name="ce4" table:formula="of:=['After 77 sec tol. 1e-11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462.87984921059" calcext:value-type="float">
            <text:p>2462.87984921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62.87984926903" calcext:value-type="float">
            <text:p>2462.879849269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462.87984926903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2462.87984921059" calcext:value-type="float">
            <text:p>2462.8798492106</text:p>
          </table:table-cell>
          <table:table-cell/>
          <table:table-cell table:style-name="ce4" table:formula="of:=['After 77 sec tol. 1e-11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2462.87984921059" calcext:value-type="float">
            <text:p>2462.87984921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62.87984915215" calcext:value-type="float">
            <text:p>2462.8798491522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2462.87984915215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0.000000169365012267107" calcext:value-type="float">
            <text:p>1.69365012267107E-007</text:p>
          </table:table-cell>
          <table:table-cell/>
          <table:table-cell table:style-name="ce4" table:formula="of:=['After 77 sec tol. 1e-11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.000000169365012267107" calcext:value-type="float">
            <text:p>1.69365012267107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.000000162158104051707" calcext:value-type="float">
            <text:p>1.62158104051707E-007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0.000000162158104051707" calcext:value-type="float">
            <text:p>-1.62E-00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8598335004599" calcext:value-type="float">
            <text:p>1.8598335005</text:p>
          </table:table-cell>
          <table:table-cell/>
          <table:table-cell table:style-name="ce4" table:formula="of:=['After 77 sec tol. 1e-11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8598335004599" calcext:value-type="float">
            <text:p>1.859833500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85983350225943" calcext:value-type="float">
            <text:p>1.8598335023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85983350225943" calcext:value-type="float">
            <text:p>-1.8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8598335004599" calcext:value-type="float">
            <text:p>1.8598335005</text:p>
          </table:table-cell>
          <table:table-cell/>
          <table:table-cell table:style-name="ce4" table:formula="of:=['After 77 sec tol. 1e-11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8598335004599" calcext:value-type="float">
            <text:p>1.859833500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85983349866057" calcext:value-type="float">
            <text:p>1.8598334987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85983349866057" calcext:value-type="float">
            <text:p>-1.8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0.0000000143834704451458" calcext:value-type="float">
            <text:p>1.43834704451458E-008</text:p>
          </table:table-cell>
          <table:table-cell/>
          <table:table-cell table:style-name="ce4" table:formula="of:=['After 77 sec tol. 1e-11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.0000000143834704451458" calcext:value-type="float">
            <text:p>1.43834704451458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0000000499316958977049" calcext:value-type="float">
            <text:p>0.000000005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00000000499316958977049" calcext:value-type="float">
            <text:p>-4.99E-009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1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1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2462.87984926903" calcext:value-type="float">
            <text:p>2462.879849269</text:p>
          </table:table-cell>
          <table:table-cell/>
          <table:table-cell table:style-name="ce3" office:value-type="float" office:value="0.999999999976271" calcext:value-type="float">
            <text:p>1</text:p>
          </table:table-cell>
          <table:table-cell table:style-name="ce3" office:value-type="float" office:value="-0.000000058441401051823" calcext:value-type="float">
            <text:p>-5.8441401051823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2462.87984920892" calcext:value-type="float">
            <text:p>2462.8798492089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2462.87984920892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2462.87984915215" calcext:value-type="float">
            <text:p>2462.8798491522</text:p>
          </table:table-cell>
          <table:table-cell/>
          <table:table-cell table:style-name="ce3" office:value-type="float" office:value="1.00000000002373" calcext:value-type="float">
            <text:p>1</text:p>
          </table:table-cell>
          <table:table-cell table:style-name="ce3" office:value-type="float" office:value="0.0000000584400368097704" calcext:value-type="float">
            <text:p>5.84400368097704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2462.87984921551" calcext:value-type="float">
            <text:p>2462.8798492155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2462.87984921551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.000000169365012267107" calcext:value-type="float">
            <text:p>1.69365012267107E-007</text:p>
          </table:table-cell>
          <table:table-cell/>
          <table:table-cell table:style-name="ce3" office:value-type="float" office:value="0.000000162158104051707" calcext:value-type="float">
            <text:p>1.62158104051707E-007</text:p>
          </table:table-cell>
          <table:table-cell/>
          <table:table-cell table:style-name="ce3" office:value-type="float" office:value="1.04444371286619" calcext:value-type="float">
            <text:p>1.0444437129</text:p>
          </table:table-cell>
          <table:table-cell table:style-name="ce3" office:value-type="float" office:value="0.00000000720690821539995" calcext:value-type="float">
            <text:p>7.20690821539995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-0.0000000270148647207383" calcext:value-type="float">
            <text:p>-0.000000027</text:p>
          </table:table-cell>
          <table:table-cell/>
          <table:table-cell table:formula="of:=[.M23]/[.O23]" office:value-type="float" office:value="-0" calcext:value-type="float">
            <text:p>0</text:p>
          </table:table-cell>
          <table:table-cell table:formula="of:=[.M23]-[.O23]" office:value-type="float" office:value="0.0000000270148647207383" calcext:value-type="float">
            <text:p>2.70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5004599" calcext:value-type="float">
            <text:p>1.8598335005</text:p>
          </table:table-cell>
          <table:table-cell/>
          <table:table-cell table:style-name="ce3" office:value-type="float" office:value="1.85983350225943" calcext:value-type="float">
            <text:p>1.8598335023</text:p>
          </table:table-cell>
          <table:table-cell/>
          <table:table-cell table:style-name="ce3" office:value-type="float" office:value="0.999999999032424" calcext:value-type="float">
            <text:p>0.999999999</text:p>
          </table:table-cell>
          <table:table-cell table:style-name="ce3" office:value-type="float" office:value="-0.00000000179953096868246" calcext:value-type="float">
            <text:p>-1.79953096868246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85983350036986" calcext:value-type="float">
            <text:p>1.8598335004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85983350036986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004599" calcext:value-type="float">
            <text:p>1.8598335005</text:p>
          </table:table-cell>
          <table:table-cell/>
          <table:table-cell table:style-name="ce3" office:value-type="float" office:value="1.85983349866057" calcext:value-type="float">
            <text:p>1.8598334987</text:p>
          </table:table-cell>
          <table:table-cell/>
          <table:table-cell table:style-name="ce3" office:value-type="float" office:value="1.00000000096747" calcext:value-type="float">
            <text:p>1.000000001</text:p>
          </table:table-cell>
          <table:table-cell table:style-name="ce3" office:value-type="float" office:value="0.0000000017993297962704" calcext:value-type="float">
            <text:p>1.7993297962704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85983350049676" calcext:value-type="float">
            <text:p>1.8598335005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1.85983350049676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00000143834704451458" calcext:value-type="float">
            <text:p>1.43834704451458E-008</text:p>
          </table:table-cell>
          <table:table-cell/>
          <table:table-cell table:style-name="ce3" office:value-type="float" office:value="0.00000000499316958977049" calcext:value-type="float">
            <text:p>0.000000005</text:p>
          </table:table-cell>
          <table:table-cell/>
          <table:table-cell table:style-name="ce3" office:value-type="float" office:value="2.8806292649489" calcext:value-type="float">
            <text:p>2.8806292649</text:p>
          </table:table-cell>
          <table:table-cell table:style-name="ce3" office:value-type="float" office:value="0.00000000939030085537529" calcext:value-type="float">
            <text:p>9.39030085537529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-0.000000000520660070395759" calcext:value-type="float">
            <text:p>-5.20660070395759E-010</text:p>
          </table:table-cell>
          <table:table-cell/>
          <table:table-cell table:formula="of:=[.M26]/[.O26]" office:value-type="float" office:value="-0" calcext:value-type="float">
            <text:p>0</text:p>
          </table:table-cell>
          <table:table-cell table:formula="of:=[.M26]-[.O26]" office:value-type="float" office:value="0.000000000520660070395759" calcext:value-type="float">
            <text:p>5.21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014210854715202" calcext:value-type="float">
            <text:p>-1.421085471520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8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73" calcext:value-type="float">
            <text:p>73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2462.87984920892" calcext:value-type="float">
            <text:p>2462.8798492089</text:p>
          </table:table-cell>
          <table:table-cell/>
          <table:table-cell table:style-name="ce3" office:value-type="float" office:value="1.00000000000068" calcext:value-type="float">
            <text:p>1</text:p>
          </table:table-cell>
          <table:table-cell table:style-name="ce3" office:value-type="float" office:value="0.00000000166528479894623" calcext:value-type="float">
            <text:p>1.66528479894623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2462.87984920892" calcext:value-type="float">
            <text:p>2462.8798492089</text:p>
          </table:table-cell>
          <table:table-cell/>
          <table:table-cell table:style-name="ce4" table:formula="of:=[.F21]" office:value-type="float" office:value="2462.87984926903" calcext:value-type="float">
            <text:p>2462.879849269</text:p>
          </table:table-cell>
          <table:table-cell/>
          <table:table-cell table:formula="of:=[.M33]/[.O33]" office:value-type="float" office:value="0.999999999975594" calcext:value-type="float">
            <text:p>1</text:p>
          </table:table-cell>
          <table:table-cell table:formula="of:=[.M33]-[.O33]" office:value-type="float" office:value="-0.0000000601098690822255" calcext:value-type="float">
            <text:p>-6.01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2462.87984921551" calcext:value-type="float">
            <text:p>2462.8798492155</text:p>
          </table:table-cell>
          <table:table-cell/>
          <table:table-cell table:style-name="ce3" office:value-type="float" office:value="0.999999999998001" calcext:value-type="float">
            <text:p>1</text:p>
          </table:table-cell>
          <table:table-cell table:style-name="ce3" office:value-type="float" office:value="-0.00000000492218532599509" calcext:value-type="float">
            <text:p>-4.92218532599509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2462.87984921551" calcext:value-type="float">
            <text:p>2462.8798492155</text:p>
          </table:table-cell>
          <table:table-cell/>
          <table:table-cell table:style-name="ce4" table:formula="of:=[.F22]" office:value-type="float" office:value="2462.87984915215" calcext:value-type="float">
            <text:p>2462.8798491522</text:p>
          </table:table-cell>
          <table:table-cell/>
          <table:table-cell table:formula="of:=[.M34]/[.O34]" office:value-type="float" office:value="1.00000000002573" calcext:value-type="float">
            <text:p>1</text:p>
          </table:table-cell>
          <table:table-cell table:formula="of:=[.M34]-[.O34]" office:value-type="float" office:value="0.000000063359948399011" calcext:value-type="float">
            <text:p>6.34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.000000169365012267107" calcext:value-type="float">
            <text:p>1.69365012267107E-007</text:p>
          </table:table-cell>
          <table:table-cell/>
          <table:table-cell table:style-name="ce3" office:value-type="float" office:value="-0.0000000270148647207383" calcext:value-type="float">
            <text:p>-0.000000027</text:p>
          </table:table-cell>
          <table:table-cell/>
          <table:table-cell table:style-name="ce3" office:value-type="float" office:value="-6.26932668432323" calcext:value-type="float">
            <text:p>-6.2693266843</text:p>
          </table:table-cell>
          <table:table-cell table:style-name="ce3" office:value-type="float" office:value="0.000000196379876987845" calcext:value-type="float">
            <text:p>1.96379876987845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0.0000000270148647207383" calcext:value-type="float">
            <text:p>-0.000000027</text:p>
          </table:table-cell>
          <table:table-cell/>
          <table:table-cell table:style-name="ce4" table:formula="of:=[.F23]" office:value-type="float" office:value="0.000000162158104051707" calcext:value-type="float">
            <text:p>1.62158104051707E-007</text:p>
          </table:table-cell>
          <table:table-cell/>
          <table:table-cell table:formula="of:=[.M35]/[.O35]" office:value-type="float" office:value="-0.166595834841064" calcext:value-type="float">
            <text:p>-0.1665958348</text:p>
          </table:table-cell>
          <table:table-cell table:formula="of:=[.M35]-[.O35]" office:value-type="float" office:value="-0.000000189172968772445" calcext:value-type="float">
            <text:p>-1.89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5004599" calcext:value-type="float">
            <text:p>1.8598335005</text:p>
          </table:table-cell>
          <table:table-cell/>
          <table:table-cell table:style-name="ce3" office:value-type="float" office:value="1.85983350036986" calcext:value-type="float">
            <text:p>1.8598335004</text:p>
          </table:table-cell>
          <table:table-cell/>
          <table:table-cell table:style-name="ce3" office:value-type="float" office:value="1.00000000004841" calcext:value-type="float">
            <text:p>1</text:p>
          </table:table-cell>
          <table:table-cell table:style-name="ce3" office:value-type="float" office:value="0.0000000000900368668510509" calcext:value-type="float">
            <text:p>9.00368668510509E-01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85983350036986" calcext:value-type="float">
            <text:p>1.8598335004</text:p>
          </table:table-cell>
          <table:table-cell/>
          <table:table-cell table:style-name="ce4" table:formula="of:=[.F24]" office:value-type="float" office:value="1.85983350225943" calcext:value-type="float">
            <text:p>1.8598335023</text:p>
          </table:table-cell>
          <table:table-cell/>
          <table:table-cell table:formula="of:=[.M36]/[.O36]" office:value-type="float" office:value="0.999999998984011" calcext:value-type="float">
            <text:p>0.999999999</text:p>
          </table:table-cell>
          <table:table-cell table:formula="of:=[.M36]-[.O36]" office:value-type="float" office:value="-0.00000000188957027802417" calcext:value-type="float">
            <text:p>-1.89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004599" calcext:value-type="float">
            <text:p>1.8598335005</text:p>
          </table:table-cell>
          <table:table-cell/>
          <table:table-cell table:style-name="ce3" office:value-type="float" office:value="1.85983350049676" calcext:value-type="float">
            <text:p>1.8598335005</text:p>
          </table:table-cell>
          <table:table-cell/>
          <table:table-cell table:style-name="ce3" office:value-type="float" office:value="0.999999999980177" calcext:value-type="float">
            <text:p>1</text:p>
          </table:table-cell>
          <table:table-cell table:style-name="ce3" office:value-type="float" office:value="-0.0000000000368669539341226" calcext:value-type="float">
            <text:p>-3.68669539341226E-011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1.85983350049676" calcext:value-type="float">
            <text:p>1.8598335005</text:p>
          </table:table-cell>
          <table:table-cell/>
          <table:table-cell table:style-name="ce4" table:formula="of:=[.F25]" office:value-type="float" office:value="1.85983349866057" calcext:value-type="float">
            <text:p>1.8598334987</text:p>
          </table:table-cell>
          <table:table-cell/>
          <table:table-cell table:formula="of:=[.M37]/[.O37]" office:value-type="float" office:value="1.00000000098729" calcext:value-type="float">
            <text:p>1.000000001</text:p>
          </table:table-cell>
          <table:table-cell table:formula="of:=[.M37]-[.O37]" office:value-type="float" office:value="0.00000000183619008886637" calcext:value-type="float">
            <text:p>1.84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00000143834704451458" calcext:value-type="float">
            <text:p>1.43834704451458E-008</text:p>
          </table:table-cell>
          <table:table-cell/>
          <table:table-cell table:style-name="ce3" office:value-type="float" office:value="-0.000000000520660070395759" calcext:value-type="float">
            <text:p>-5.20660070395759E-010</text:p>
          </table:table-cell>
          <table:table-cell/>
          <table:table-cell table:style-name="ce3" office:value-type="float" office:value="-27.6254532716764" calcext:value-type="float">
            <text:p>-27.6254532717</text:p>
          </table:table-cell>
          <table:table-cell table:style-name="ce3" office:value-type="float" office:value="0.0000000149041305155415" calcext:value-type="float">
            <text:p>1.49041305155415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0.000000000520660070395759" calcext:value-type="float">
            <text:p>-5.20660070395759E-010</text:p>
          </table:table-cell>
          <table:table-cell/>
          <table:table-cell table:style-name="ce4" table:formula="of:=[.F26]" office:value-type="float" office:value="0.00000000499316958977049" calcext:value-type="float">
            <text:p>0.000000005</text:p>
          </table:table-cell>
          <table:table-cell/>
          <table:table-cell table:formula="of:=[.M38]/[.O38]" office:value-type="float" office:value="-0.10427446154892" calcext:value-type="float">
            <text:p>-0.1042744615</text:p>
          </table:table-cell>
          <table:table-cell table:formula="of:=[.M38]-[.O38]" office:value-type="float" office:value="-0.00000000551382966016625" calcext:value-type="float">
            <text:p>-5.51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227373675443232" calcext:value-type="float">
            <text:p>2.27373675443232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0.99999999999999" calcext:value-type="float">
            <text:p>1</text:p>
          </table:table-cell>
          <table:table-cell table:formula="of:=[.M39]-[.O39]" office:value-type="float" office:value="-0.00000000000100897068477934" calcext:value-type="float">
            <text:p>-1.01E-01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25" calcext:value-type="float">
            <text:p>125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2462.87984925125" calcext:value-type="float">
            <text:p>2462.8798492513</text:p>
          </table:table-cell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2462.87984925125" calcext:value-type="float">
            <text:p>2462.8798492513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2462.87984925125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2462.87984916994" calcext:value-type="float">
            <text:p>2462.8798491699</text:p>
          </table:table-cell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2462.87984916994" calcext:value-type="float">
            <text:p>2462.8798491699</text:p>
          </table:table-cell>
          <table:table-cell/>
          <table:table-cell table:formula="of:=[.M46]/[.O46]" office:value-type="float" office:value="0" calcext:value-type="float">
            <text:p>0</text:p>
          </table:table-cell>
          <table:table-cell table:formula="of:=[.M46]-[.O46]" office:value-type="float" office:value="-2462.87984916994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.000000169365012267107" calcext:value-type="float">
            <text:p>1.69365012267107E-007</text:p>
          </table:table-cell>
          <table:table-cell/>
          <table:table-cell table:style-name="ce3" office:value-type="float" office:value="0.000000111419619881124" calcext:value-type="float">
            <text:p>1.11419619881124E-007</text:p>
          </table:table-cell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.000000111419619881124" calcext:value-type="float">
            <text:p>1.11419619881124E-007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0.000000111419619881124" calcext:value-type="float">
            <text:p>-1.11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5004599" calcext:value-type="float">
            <text:p>1.8598335005</text:p>
          </table:table-cell>
          <table:table-cell/>
          <table:table-cell table:style-name="ce3" office:value-type="float" office:value="1.85983350171929" calcext:value-type="float">
            <text:p>1.8598335017</text:p>
          </table:table-cell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1.85983350171929" calcext:value-type="float">
            <text:p>1.8598335017</text:p>
          </table:table-cell>
          <table:table-cell/>
          <table:table-cell table:formula="of:=[.M48]/[.O48]" office:value-type="float" office:value="0" calcext:value-type="float">
            <text:p>0</text:p>
          </table:table-cell>
          <table:table-cell table:formula="of:=[.M48]-[.O48]" office:value-type="float" office:value="-1.85983350171929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004599" calcext:value-type="float">
            <text:p>1.8598335005</text:p>
          </table:table-cell>
          <table:table-cell/>
          <table:table-cell table:style-name="ce3" office:value-type="float" office:value="1.8598334992007" calcext:value-type="float">
            <text:p>1.8598334992</text:p>
          </table:table-cell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1.8598334992007" calcext:value-type="float">
            <text:p>1.8598334992</text:p>
          </table:table-cell>
          <table:table-cell/>
          <table:table-cell table:formula="of:=[.M49]/[.O49]" office:value-type="float" office:value="0" calcext:value-type="float">
            <text:p>0</text:p>
          </table:table-cell>
          <table:table-cell table:formula="of:=[.M49]-[.O49]" office:value-type="float" office:value="-1.8598334992007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.0000000143834704451458" calcext:value-type="float">
            <text:p>1.43834704451458E-008</text:p>
          </table:table-cell>
          <table:table-cell/>
          <table:table-cell table:style-name="ce3" office:value-type="float" office:value="0.0000000034557020885734" calcext:value-type="float">
            <text:p>3.4557020885734E-009</text:p>
          </table:table-cell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.0000000034557020885734" calcext:value-type="float">
            <text:p>3.4557020885734E-009</text:p>
          </table:table-cell>
          <table:table-cell/>
          <table:table-cell table:formula="of:=[.M50]/[.O50]" office:value-type="float" office:value="0" calcext:value-type="float">
            <text:p>0</text:p>
          </table:table-cell>
          <table:table-cell table:formula="of:=[.M50]-[.O50]" office:value-type="float" office:value="-0.0000000034557020885734" calcext:value-type="float">
            <text:p>-3.46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6" calcext:value-type="float">
            <text:p>100.3578251624</text:p>
          </table:table-cell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100.357825162416" calcext:value-type="float">
            <text:p>100.3578251624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100.357825162416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1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2927" calcext:value-type="float">
            <text:p>12927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2462.87984925125" calcext:value-type="float">
            <text:p>2462.8798492513</text:p>
          </table:table-cell>
          <table:table-cell/>
          <table:table-cell table:style-name="ce4" table:formula="of:=[.F33]" office:value-type="float" office:value="2462.87984920892" calcext:value-type="float">
            <text:p>2462.8798492089</text:p>
          </table:table-cell>
          <table:table-cell/>
          <table:table-cell table:formula="of:=[.M57]/[.O57]" office:value-type="float" office:value="1.00000000001719" calcext:value-type="float">
            <text:p>1</text:p>
          </table:table-cell>
          <table:table-cell table:formula="of:=[.M57]-[.O57]" office:value-type="float" office:value="0.0000000423301571572665" calcext:value-type="float">
            <text:p>4.23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2462.87984916994" calcext:value-type="float">
            <text:p>2462.8798491699</text:p>
          </table:table-cell>
          <table:table-cell/>
          <table:table-cell table:style-name="ce4" table:formula="of:=[.F34]" office:value-type="float" office:value="2462.87984921551" calcext:value-type="float">
            <text:p>2462.8798492155</text:p>
          </table:table-cell>
          <table:table-cell/>
          <table:table-cell table:formula="of:=[.M58]/[.O58]" office:value-type="float" office:value="0.999999999981497" calcext:value-type="float">
            <text:p>1</text:p>
          </table:table-cell>
          <table:table-cell table:formula="of:=[.M58]-[.O58]" office:value-type="float" office:value="-0.0000000455702320323326" calcext:value-type="float">
            <text:p>-4.56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.000000111419619881124" calcext:value-type="float">
            <text:p>1.11419619881124E-007</text:p>
          </table:table-cell>
          <table:table-cell/>
          <table:table-cell table:style-name="ce4" table:formula="of:=[.F35]" office:value-type="float" office:value="-0.0000000270148647207383" calcext:value-type="float">
            <text:p>-0.000000027</text:p>
          </table:table-cell>
          <table:table-cell/>
          <table:table-cell table:formula="of:=[.M59]/[.O59]" office:value-type="float" office:value="-4.12438192946387" calcext:value-type="float">
            <text:p>-4.1243819295</text:p>
          </table:table-cell>
          <table:table-cell table:formula="of:=[.M59]-[.O59]" office:value-type="float" office:value="0.000000138434484601862" calcext:value-type="float">
            <text:p>1.38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85983350171929" calcext:value-type="float">
            <text:p>1.8598335017</text:p>
          </table:table-cell>
          <table:table-cell/>
          <table:table-cell table:style-name="ce4" table:formula="of:=[.F36]" office:value-type="float" office:value="1.85983350036986" calcext:value-type="float">
            <text:p>1.8598335004</text:p>
          </table:table-cell>
          <table:table-cell/>
          <table:table-cell table:formula="of:=[.M60]/[.O60]" office:value-type="float" office:value="1.00000000072557" calcext:value-type="float">
            <text:p>1.0000000007</text:p>
          </table:table-cell>
          <table:table-cell table:formula="of:=[.M60]-[.O60]" office:value-type="float" office:value="0.00000000134943012319866" calcext:value-type="float">
            <text:p>1.35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8598334992007" calcext:value-type="float">
            <text:p>1.8598334992</text:p>
          </table:table-cell>
          <table:table-cell/>
          <table:table-cell table:style-name="ce4" table:formula="of:=[.F37]" office:value-type="float" office:value="1.85983350049676" calcext:value-type="float">
            <text:p>1.8598335005</text:p>
          </table:table-cell>
          <table:table-cell/>
          <table:table-cell table:formula="of:=[.M61]/[.O61]" office:value-type="float" office:value="0.999999999303131" calcext:value-type="float">
            <text:p>0.9999999993</text:p>
          </table:table-cell>
          <table:table-cell table:formula="of:=[.M61]-[.O61]" office:value-type="float" office:value="-0.00000000129606014809269" calcext:value-type="float">
            <text:p>-1.30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00000034557020885734" calcext:value-type="float">
            <text:p>3.4557020885734E-009</text:p>
          </table:table-cell>
          <table:table-cell/>
          <table:table-cell table:style-name="ce4" table:formula="of:=[.F38]" office:value-type="float" office:value="-0.000000000520660070395759" calcext:value-type="float">
            <text:p>-5.20660070395759E-010</text:p>
          </table:table-cell>
          <table:table-cell/>
          <table:table-cell table:formula="of:=[.M62]/[.O62]" office:value-type="float" office:value="-6.63715595848686" calcext:value-type="float">
            <text:p>-6.6371559585</text:p>
          </table:table-cell>
          <table:table-cell table:formula="of:=[.M62]-[.O62]" office:value-type="float" office:value="0.00000000397636215896916" calcext:value-type="float">
            <text:p>3.98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6" calcext:value-type="float">
            <text:p>100.3578251624</text:p>
          </table:table-cell>
          <table:table-cell/>
          <table:table-cell table:style-name="ce4" table:formula="of:=[.F39]" office:value-type="float" office:value="100.357825162418" calcext:value-type="float">
            <text:p>100.3578251624</text:p>
          </table:table-cell>
          <table:table-cell/>
          <table:table-cell table:formula="of:=[.M63]/[.O63]" office:value-type="float" office:value="0.99999999999998" calcext:value-type="float">
            <text:p>1</text:p>
          </table:table-cell>
          <table:table-cell table:formula="of:=[.M63]-[.O63]" office:value-type="float" office:value="-0.00000000000198951966012828" calcext:value-type="float">
            <text:p>-1.99E-012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2462.87984925125" calcext:value-type="float">
            <text:p>2462.8798492513</text:p>
          </table:table-cell>
          <table:table-cell/>
          <table:table-cell table:style-name="ce4" table:formula="of:=[.F21]" office:value-type="float" office:value="2462.87984926903" calcext:value-type="float">
            <text:p>2462.879849269</text:p>
          </table:table-cell>
          <table:table-cell/>
          <table:table-cell table:formula="of:=[.M69]/[.O69]" office:value-type="float" office:value="0.999999999992781" calcext:value-type="float">
            <text:p>1</text:p>
          </table:table-cell>
          <table:table-cell table:formula="of:=[.M69]-[.O69]" office:value-type="float" office:value="-0.000000017779711924959" calcext:value-type="float">
            <text:p>-1.78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2462.87984916994" calcext:value-type="float">
            <text:p>2462.8798491699</text:p>
          </table:table-cell>
          <table:table-cell/>
          <table:table-cell table:style-name="ce4" table:formula="of:=[.F22]" office:value-type="float" office:value="2462.87984915215" calcext:value-type="float">
            <text:p>2462.8798491522</text:p>
          </table:table-cell>
          <table:table-cell/>
          <table:table-cell table:formula="of:=[.M70]/[.O70]" office:value-type="float" office:value="1.00000000000722" calcext:value-type="float">
            <text:p>1</text:p>
          </table:table-cell>
          <table:table-cell table:formula="of:=[.M70]-[.O70]" office:value-type="float" office:value="0.0000000177897163666785" calcext:value-type="float">
            <text:p>1.78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.000000111419619881124" calcext:value-type="float">
            <text:p>1.11419619881124E-007</text:p>
          </table:table-cell>
          <table:table-cell/>
          <table:table-cell table:style-name="ce4" table:formula="of:=[.F23]" office:value-type="float" office:value="0.000000162158104051707" calcext:value-type="float">
            <text:p>1.62158104051707E-007</text:p>
          </table:table-cell>
          <table:table-cell/>
          <table:table-cell table:formula="of:=[.M71]/[.O71]" office:value-type="float" office:value="0.687104850742433" calcext:value-type="float">
            <text:p>0.6871048507</text:p>
          </table:table-cell>
          <table:table-cell table:formula="of:=[.M71]-[.O71]" office:value-type="float" office:value="-0.000000050738484170583" calcext:value-type="float">
            <text:p>-5.07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1.85983350171929" calcext:value-type="float">
            <text:p>1.8598335017</text:p>
          </table:table-cell>
          <table:table-cell/>
          <table:table-cell table:style-name="ce4" table:formula="of:=[.F24]" office:value-type="float" office:value="1.85983350225943" calcext:value-type="float">
            <text:p>1.8598335023</text:p>
          </table:table-cell>
          <table:table-cell/>
          <table:table-cell table:formula="of:=[.M72]/[.O72]" office:value-type="float" office:value="0.999999999709576" calcext:value-type="float">
            <text:p>0.9999999997</text:p>
          </table:table-cell>
          <table:table-cell table:formula="of:=[.M72]-[.O72]" office:value-type="float" office:value="-0.000000000540140154825508" calcext:value-type="float">
            <text:p>-5.4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1.8598334992007" calcext:value-type="float">
            <text:p>1.8598334992</text:p>
          </table:table-cell>
          <table:table-cell/>
          <table:table-cell table:style-name="ce4" table:formula="of:=[.F25]" office:value-type="float" office:value="1.85983349866057" calcext:value-type="float">
            <text:p>1.8598334987</text:p>
          </table:table-cell>
          <table:table-cell/>
          <table:table-cell table:formula="of:=[.M73]/[.O73]" office:value-type="float" office:value="1.00000000029042" calcext:value-type="float">
            <text:p>1.0000000003</text:p>
          </table:table-cell>
          <table:table-cell table:formula="of:=[.M73]-[.O73]" office:value-type="float" office:value="0.000000000540129940773682" calcext:value-type="float">
            <text:p>5.4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.0000000034557020885734" calcext:value-type="float">
            <text:p>3.4557020885734E-009</text:p>
          </table:table-cell>
          <table:table-cell/>
          <table:table-cell table:style-name="ce4" table:formula="of:=[.F26]" office:value-type="float" office:value="0.00000000499316958977049" calcext:value-type="float">
            <text:p>0.000000005</text:p>
          </table:table-cell>
          <table:table-cell/>
          <table:table-cell table:formula="of:=[.M74]/[.O74]" office:value-type="float" office:value="0.692085863787423" calcext:value-type="float">
            <text:p>0.6920858638</text:p>
          </table:table-cell>
          <table:table-cell table:formula="of:=[.M74]-[.O74]" office:value-type="float" office:value="-0.00000000153746750119709" calcext:value-type="float">
            <text:p>-1.54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100.357825162416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0.99999999999997" calcext:value-type="float">
            <text:p>1</text:p>
          </table:table-cell>
          <table:table-cell table:formula="of:=[.M75]-[.O75]" office:value-type="float" office:value="-0.00000000000299849034490762" calcext:value-type="float">
            <text:p>-3.00E-01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3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01" calcext:value-type="float">
            <text:p>1.00E-013</text:p>
          </table:table-cell>
          <table:table-cell table:style-name="ce2" table:formula="of:=[.B2]" office:value-type="float" office:value="0.0000000000001" calcext:value-type="float">
            <text:p>1.00E-013</text:p>
          </table:table-cell>
          <table:table-cell table:style-name="ce2" table:formula="of:=[.C2]" office:value-type="float" office:value="0.0000000000001" calcext:value-type="float">
            <text:p>1.00E-013</text:p>
          </table:table-cell>
          <table:table-cell table:style-name="ce2" table:formula="of:=[.D2]" office:value-type="float" office:value="0.0000000000001" calcext:value-type="float">
            <text:p>1.00E-01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2'.D4]" office:value-type="string" office:string-value="20 km MOLA" calcext:value-type="string">
            <text:p>20 km MOLA</text:p>
          </table:table-cell>
          <table:table-cell table:style-name="ce1" table:formula="of:=['After 77 sec tol. 1e-12'.E4]" office:value-type="string" office:string-value="TSI Order = " calcext:value-type="string">
            <text:p>TSI Order = </text:p>
          </table:table-cell>
          <table:table-cell table:style-name="ce1" table:formula="of:=['After 77 sec tol. 1e-12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2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77 sec tol. 1e-12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77 sec tol. 1e-12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77 sec tol. 1e-12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77 sec tol. 1e-12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77 sec tol. 1e-12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77 sec tol. 1e-12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77 sec tol. 1e-12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2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2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77 sec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8'.D4]" office:value-type="string" office:string-value="20 km MOLA" calcext:value-type="string">
            <text:p>20 km MOLA</text:p>
          </table:table-cell>
          <table:table-cell table:style-name="ce1" table:formula="of:=['After 77 sec tol. 1e-8'.E4]" office:value-type="string" office:string-value="TSI Order = " calcext:value-type="string">
            <text:p>TSI Order = </text:p>
          </table:table-cell>
          <table:table-cell table:style-name="ce1" table:formula="of:=['After 77 sec tol. 1e-8'.F4]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9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8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2462.87984921059" calcext:value-type="float">
            <text:p>2462.8798492106</text:p>
          </table:table-cell>
          <table:table-cell/>
          <table:table-cell table:style-name="ce4" table:formula="of:=['After 77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462.87984921059" calcext:value-type="float">
            <text:p>2462.879849210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62.87984916302" calcext:value-type="float">
            <text:p>2462.87984916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462.87984916302" calcext:value-type="float">
            <text:p>-2.46E+003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2462.87984921059" calcext:value-type="float">
            <text:p>2462.8798492106</text:p>
          </table:table-cell>
          <table:table-cell/>
          <table:table-cell table:style-name="ce4" table:formula="of:=['After 77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2462.87984921059" calcext:value-type="float">
            <text:p>2462.8798492106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62.87984925813" calcext:value-type="float">
            <text:p>2462.8798492581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2462.87984925813" calcext:value-type="float">
            <text:p>-2.46E+003</text:p>
          </table:table-cell>
          <table:table-cell/>
          <table:table-cell table:style-name="ce3" table:formula="of:=SQRT([.D9]*[.D9]+[.D10]*[.D10]+[.D11]*[.D11])" office:value-type="float" office:value="3483.03808524902" calcext:value-type="float">
            <text:p>3483.038085249</text:p>
          </table:table-cell>
          <table:table-cell/>
          <table:table-cell table:style-name="ce3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3483.03808524902" calcext:value-type="float">
            <text:p>3483.038085249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.75534778599459E-034" calcext:value-type="float">
            <text:p>1.75534778599459E-034</text:p>
          </table:table-cell>
          <table:table-cell/>
          <table:table-cell table:style-name="ce4" table:formula="of:=['After 77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.75534778599459E-034" calcext:value-type="float">
            <text:p>1.75534778599459E-034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.000000294644675121711" calcext:value-type="float">
            <text:p>2.94644675121711E-007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0.000000294644675121711" calcext:value-type="float">
            <text:p>-2.95E-007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85983350045998" calcext:value-type="float">
            <text:p>1.8598335005</text:p>
          </table:table-cell>
          <table:table-cell/>
          <table:table-cell table:style-name="ce4" table:formula="of:=['After 77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85983350045998" calcext:value-type="float">
            <text:p>1.859833500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85983349917175" calcext:value-type="float">
            <text:p>1.8598334992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85983349917175" calcext:value-type="float">
            <text:p>-1.86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85983350045998" calcext:value-type="float">
            <text:p>1.8598335005</text:p>
          </table:table-cell>
          <table:table-cell/>
          <table:table-cell table:style-name="ce4" table:formula="of:=['After 77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85983350045998" calcext:value-type="float">
            <text:p>1.859833500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85983350174821" calcext:value-type="float">
            <text:p>1.8598335017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85983350174821" calcext:value-type="float">
            <text:p>-1.86E+000</text:p>
          </table:table-cell>
          <table:table-cell/>
          <table:table-cell table:style-name="ce3" table:formula="of:=SQRT([.D12]*[.D12]+[.D13]*[.D13]+[.D14]*[.D14])" office:value-type="float" office:value="2.63020176010633" calcext:value-type="float">
            <text:p>2.6302017601</text:p>
          </table:table-cell>
          <table:table-cell/>
          <table:table-cell table:style-name="ce3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2.63020176010633" calcext:value-type="float">
            <text:p>2.6302017601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4.40669626078429E-036" calcext:value-type="float">
            <text:p>4.40669626078429E-036</text:p>
          </table:table-cell>
          <table:table-cell/>
          <table:table-cell table:style-name="ce4" table:formula="of:=['After 77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4.40669626078429E-036" calcext:value-type="float">
            <text:p>4.40669626078429E-03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000000079809370863712" calcext:value-type="float">
            <text:p>0.000000008</text:p>
          </table:table-cell>
          <table:table-cell/>
          <table:table-cell table:formula="of:=[.M14]/[.O14]" office:value-type="float" office:value="0" calcext:value-type="float">
            <text:p>0</text:p>
          </table:table-cell>
          <table:table-cell table:formula="of:=[.M14]-[.O14]" office:value-type="float" office:value="-0.0000000079809370863712" calcext:value-type="float">
            <text:p>-7.98E-009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9" calcext:value-type="float">
            <text:p>-1.00E+002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After 77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2462.87984916302" calcext:value-type="float">
            <text:p>2462.879849163</text:p>
          </table:table-cell>
          <table:table-cell/>
          <table:table-cell table:style-name="ce3" office:value-type="float" office:value="1.00000000001932" calcext:value-type="float">
            <text:p>1</text:p>
          </table:table-cell>
          <table:table-cell table:style-name="ce3" office:value-type="float" office:value="0.000000047571120376233" calcext:value-type="float">
            <text:p>4.7571120376233E-00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2462.87984920343" calcext:value-type="float">
            <text:p>2462.8798492034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2462.87984920343" calcext:value-type="float">
            <text:p>-2.46E+003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2462.87984925813" calcext:value-type="float">
            <text:p>2462.8798492581</text:p>
          </table:table-cell>
          <table:table-cell/>
          <table:table-cell table:style-name="ce3" office:value-type="float" office:value="0.999999999980697" calcext:value-type="float">
            <text:p>1</text:p>
          </table:table-cell>
          <table:table-cell table:style-name="ce3" office:value-type="float" office:value="-0.0000000475406523037236" calcext:value-type="float">
            <text:p>-4.75406523037236E-008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2462.87984921774" calcext:value-type="float">
            <text:p>2462.8798492177</text:p>
          </table:table-cell>
          <table:table-cell/>
          <table:table-cell table:formula="of:=[.M22]/[.O22]" office:value-type="float" office:value="0" calcext:value-type="float">
            <text:p>0</text:p>
          </table:table-cell>
          <table:table-cell table:formula="of:=[.M22]-[.O22]" office:value-type="float" office:value="-2462.87984921774" calcext:value-type="float">
            <text:p>-2.46E+003</text:p>
          </table:table-cell>
          <table:table-cell/>
          <table:table-cell table:style-name="ce3" table:formula="of:=SQRT([.D21]*[.D21]+[.D22]*[.D22]+[.D23]*[.D23])" office:value-type="float" office:value="3483.03808524902" calcext:value-type="float">
            <text:p>3483.038085249</text:p>
          </table:table-cell>
          <table:table-cell/>
          <table:table-cell table:style-name="ce3" table:formula="of:=SQRT([.F21]*[.F21]+[.F22]*[.F22]+[.F23]*[.F23])" office:value-type="float" office:value="3483.038085249" calcext:value-type="float">
            <text:p>3483.038085249</text:p>
          </table:table-cell>
          <table:table-cell/>
          <table:table-cell table:formula="of:=[.T22]/[.V22]" office:value-type="float" office:value="1.00000000000001" calcext:value-type="float">
            <text:p>1</text:p>
          </table:table-cell>
          <table:table-cell table:formula="of:=[.T22]-[.V22]" office:value-type="float" office:value="0.0000000000209183781407773" calcext:value-type="float">
            <text:p>2.09183781407773E-011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.75534778599459E-034" calcext:value-type="float">
            <text:p>1.75534778599459E-034</text:p>
          </table:table-cell>
          <table:table-cell/>
          <table:table-cell table:style-name="ce3" office:value-type="float" office:value="0.000000294644675121711" calcext:value-type="float">
            <text:p>2.94644675121711E-007</text:p>
          </table:table-cell>
          <table:table-cell/>
          <table:table-cell table:style-name="ce3" office:value-type="float" office:value="5.95750724247603E-028" calcext:value-type="float">
            <text:p>5.95750724247603E-028</text:p>
          </table:table-cell>
          <table:table-cell table:style-name="ce3" office:value-type="float" office:value="-0.000000294644675121711" calcext:value-type="float">
            <text:p>-2.94644675121711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-0.0000000243479156671989" calcext:value-type="float">
            <text:p>-2.43479156671989E-008</text:p>
          </table:table-cell>
          <table:table-cell/>
          <table:table-cell table:formula="of:=[.M23]/[.O23]" office:value-type="float" office:value="-0" calcext:value-type="float">
            <text:p>0</text:p>
          </table:table-cell>
          <table:table-cell table:formula="of:=[.M23]-[.O23]" office:value-type="float" office:value="0.0000000243479156671989" calcext:value-type="float">
            <text:p>2.43E-008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50045998" calcext:value-type="float">
            <text:p>1.8598335005</text:p>
          </table:table-cell>
          <table:table-cell/>
          <table:table-cell table:style-name="ce3" office:value-type="float" office:value="1.85983349917175" calcext:value-type="float">
            <text:p>1.8598334992</text:p>
          </table:table-cell>
          <table:table-cell/>
          <table:table-cell table:style-name="ce3" office:value-type="float" office:value="1.00000000069266" calcext:value-type="float">
            <text:p>1.0000000007</text:p>
          </table:table-cell>
          <table:table-cell table:style-name="ce3" office:value-type="float" office:value="0.00000000128822419398489" calcext:value-type="float">
            <text:p>1.28822419398489E-00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8598335002376" calcext:value-type="float">
            <text:p>1.8598335002</text:p>
          </table:table-cell>
          <table:table-cell/>
          <table:table-cell table:formula="of:=[.M24]/[.O24]" office:value-type="float" office:value="0" calcext:value-type="float">
            <text:p>0</text:p>
          </table:table-cell>
          <table:table-cell table:formula="of:=[.M24]-[.O24]" office:value-type="float" office:value="-1.8598335002376" calcext:value-type="float">
            <text:p>-1.86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0045998" calcext:value-type="float">
            <text:p>1.8598335005</text:p>
          </table:table-cell>
          <table:table-cell/>
          <table:table-cell table:style-name="ce3" office:value-type="float" office:value="1.85983350174821" calcext:value-type="float">
            <text:p>1.8598335017</text:p>
          </table:table-cell>
          <table:table-cell/>
          <table:table-cell table:style-name="ce3" office:value-type="float" office:value="0.99999999930734" calcext:value-type="float">
            <text:p>0.9999999993</text:p>
          </table:table-cell>
          <table:table-cell table:style-name="ce3" office:value-type="float" office:value="-0.00000000128823240963527" calcext:value-type="float">
            <text:p>-1.28823240963527E-009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85983350068223" calcext:value-type="float">
            <text:p>1.8598335007</text:p>
          </table:table-cell>
          <table:table-cell/>
          <table:table-cell table:formula="of:=[.M25]/[.O25]" office:value-type="float" office:value="0" calcext:value-type="float">
            <text:p>0</text:p>
          </table:table-cell>
          <table:table-cell table:formula="of:=[.M25]-[.O25]" office:value-type="float" office:value="-1.85983350068223" calcext:value-type="float">
            <text:p>-1.86E+000</text:p>
          </table:table-cell>
          <table:table-cell/>
          <table:table-cell table:style-name="ce3" table:formula="of:=SQRT([.D24]*[.D24]+[.D25]*[.D25]+[.D26]*[.D26])" office:value-type="float" office:value="2.63020176010633" calcext:value-type="float">
            <text:p>2.6302017601</text:p>
          </table:table-cell>
          <table:table-cell/>
          <table:table-cell table:style-name="ce3" table:formula="of:=SQRT([.F24]*[.F24]+[.F25]*[.F25]+[.F26]*[.F26])" office:value-type="float" office:value="2.63020176010633" calcext:value-type="float">
            <text:p>2.6302017601</text:p>
          </table:table-cell>
          <table:table-cell/>
          <table:table-cell table:formula="of:=[.T25]/[.V25]" office:value-type="float" office:value="1" calcext:value-type="float">
            <text:p>1</text:p>
          </table:table-cell>
          <table:table-cell table:formula="of:=[.T25]-[.V2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4.40669626078429E-036" calcext:value-type="float">
            <text:p>4.40669626078429E-036</text:p>
          </table:table-cell>
          <table:table-cell/>
          <table:table-cell table:style-name="ce3" office:value-type="float" office:value="0.0000000079809370863712" calcext:value-type="float">
            <text:p>0.000000008</text:p>
          </table:table-cell>
          <table:table-cell/>
          <table:table-cell table:style-name="ce3" office:value-type="float" office:value="5.52152737591363E-028" calcext:value-type="float">
            <text:p>5.52152737591363E-028</text:p>
          </table:table-cell>
          <table:table-cell table:style-name="ce3" office:value-type="float" office:value="-0.0000000079809370863712" calcext:value-type="float">
            <text:p>-0.000000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-0.000000000759663790950802" calcext:value-type="float">
            <text:p>-7.59663790950802E-010</text:p>
          </table:table-cell>
          <table:table-cell/>
          <table:table-cell table:formula="of:=[.M26]/[.O26]" office:value-type="float" office:value="-0" calcext:value-type="float">
            <text:p>0</text:p>
          </table:table-cell>
          <table:table-cell table:formula="of:=[.M26]-[.O26]" office:value-type="float" office:value="0.000000000759663790950802" calcext:value-type="float">
            <text:p>7.60E-0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0000000085265128291212" calcext:value-type="float">
            <text:p>8.5265128291212E-01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5" calcext:value-type="float">
            <text:p>100.3578251624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100.357825162415" calcext:value-type="float">
            <text:p>-1.00E+00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office:value-type="float" office:value="210" calcext:value-type="float">
            <text:p>210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2462.87984920343" calcext:value-type="float">
            <text:p>2462.8798492034</text:p>
          </table:table-cell>
          <table:table-cell/>
          <table:table-cell table:style-name="ce3" office:value-type="float" office:value="1.00000000000291" calcext:value-type="float">
            <text:p>1</text:p>
          </table:table-cell>
          <table:table-cell table:style-name="ce3" office:value-type="float" office:value="0.00000000716227077646181" calcext:value-type="float">
            <text:p>7.16227077646181E-00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2462.87984920343" calcext:value-type="float">
            <text:p>2462.8798492034</text:p>
          </table:table-cell>
          <table:table-cell/>
          <table:table-cell table:style-name="ce4" table:formula="of:=[.F21]" office:value-type="float" office:value="2462.87984916302" calcext:value-type="float">
            <text:p>2462.879849163</text:p>
          </table:table-cell>
          <table:table-cell/>
          <table:table-cell table:formula="of:=[.M33]/[.O33]" office:value-type="float" office:value="1.00000000001641" calcext:value-type="float">
            <text:p>1</text:p>
          </table:table-cell>
          <table:table-cell table:formula="of:=[.M33]-[.O33]" office:value-type="float" office:value="0.000000040409759094473" calcext:value-type="float">
            <text:p>4.04E-008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21059" calcext:value-type="float">
            <text:p>2462.8798492106</text:p>
          </table:table-cell>
          <table:table-cell/>
          <table:table-cell table:style-name="ce3" office:value-type="float" office:value="2462.87984921774" calcext:value-type="float">
            <text:p>2462.8798492177</text:p>
          </table:table-cell>
          <table:table-cell/>
          <table:table-cell table:style-name="ce3" office:value-type="float" office:value="0.999999999997096" calcext:value-type="float">
            <text:p>1</text:p>
          </table:table-cell>
          <table:table-cell table:style-name="ce3" office:value-type="float" office:value="-0.00000000715181158739142" calcext:value-type="float">
            <text:p>-7.15181158739142E-009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2462.87984921774" calcext:value-type="float">
            <text:p>2462.8798492177</text:p>
          </table:table-cell>
          <table:table-cell/>
          <table:table-cell table:style-name="ce4" table:formula="of:=[.F22]" office:value-type="float" office:value="2462.87984925813" calcext:value-type="float">
            <text:p>2462.8798492581</text:p>
          </table:table-cell>
          <table:table-cell/>
          <table:table-cell table:formula="of:=[.M34]/[.O34]" office:value-type="float" office:value="0.9999999999836" calcext:value-type="float">
            <text:p>1</text:p>
          </table:table-cell>
          <table:table-cell table:formula="of:=[.M34]-[.O34]" office:value-type="float" office:value="-0.0000000403902049583849" calcext:value-type="float">
            <text:p>-4.04E-008</text:p>
          </table:table-cell>
          <table:table-cell/>
          <table:table-cell table:style-name="ce3" table:formula="of:=SQRT([.D33]*[.D33]+[.D34]*[.D34]+[.D35]*[.D35])" office:value-type="float" office:value="3483.03808524902" calcext:value-type="float">
            <text:p>3483.038085249</text:p>
          </table:table-cell>
          <table:table-cell/>
          <table:table-cell table:style-name="ce3" table:formula="of:=SQRT([.F33]*[.F33]+[.F34]*[.F34]+[.F35]*[.F35])" office:value-type="float" office:value="3483.03808524901" calcext:value-type="float">
            <text:p>3483.038085249</text:p>
          </table:table-cell>
          <table:table-cell/>
          <table:table-cell table:formula="of:=[.T34]/[.V34]" office:value-type="float" office:value="1" calcext:value-type="float">
            <text:p>1</text:p>
          </table:table-cell>
          <table:table-cell table:formula="of:=[.T34]-[.V3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.75534778599459E-034" calcext:value-type="float">
            <text:p>1.75534778599459E-034</text:p>
          </table:table-cell>
          <table:table-cell/>
          <table:table-cell table:style-name="ce3" office:value-type="float" office:value="-0.0000000243479156671989" calcext:value-type="float">
            <text:p>-2.43479156671989E-008</text:p>
          </table:table-cell>
          <table:table-cell/>
          <table:table-cell table:style-name="ce3" office:value-type="float" office:value="-7.20943759616912E-027" calcext:value-type="float">
            <text:p>-7.20943759616912E-027</text:p>
          </table:table-cell>
          <table:table-cell table:style-name="ce3" office:value-type="float" office:value="0.0000000243479156671989" calcext:value-type="float">
            <text:p>2.43479156671989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-0.0000000243479156671989" calcext:value-type="float">
            <text:p>-2.43479156671989E-008</text:p>
          </table:table-cell>
          <table:table-cell/>
          <table:table-cell table:style-name="ce4" table:formula="of:=[.F23]" office:value-type="float" office:value="0.000000294644675121711" calcext:value-type="float">
            <text:p>2.94644675121711E-007</text:p>
          </table:table-cell>
          <table:table-cell/>
          <table:table-cell table:formula="of:=[.M35]/[.O35]" office:value-type="float" office:value="-0.0826348402771621" calcext:value-type="float">
            <text:p>-0.0826348403</text:p>
          </table:table-cell>
          <table:table-cell table:formula="of:=[.M35]-[.O35]" office:value-type="float" office:value="-0.00000031899259078891" calcext:value-type="float">
            <text:p>-3.19E-007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50045998" calcext:value-type="float">
            <text:p>1.8598335005</text:p>
          </table:table-cell>
          <table:table-cell/>
          <table:table-cell table:style-name="ce3" office:value-type="float" office:value="1.8598335002376" calcext:value-type="float">
            <text:p>1.8598335002</text:p>
          </table:table-cell>
          <table:table-cell/>
          <table:table-cell table:style-name="ce3" office:value-type="float" office:value="1.00000000011957" calcext:value-type="float">
            <text:p>1.0000000001</text:p>
          </table:table-cell>
          <table:table-cell table:style-name="ce3" office:value-type="float" office:value="0.00000000022237545138637" calcext:value-type="float">
            <text:p>2.2237545138637E-01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1.8598335002376" calcext:value-type="float">
            <text:p>1.8598335002</text:p>
          </table:table-cell>
          <table:table-cell/>
          <table:table-cell table:style-name="ce4" table:formula="of:=[.F24]" office:value-type="float" office:value="1.85983349917175" calcext:value-type="float">
            <text:p>1.8598334992</text:p>
          </table:table-cell>
          <table:table-cell/>
          <table:table-cell table:formula="of:=[.M36]/[.O36]" office:value-type="float" office:value="1.00000000057309" calcext:value-type="float">
            <text:p>1.0000000006</text:p>
          </table:table-cell>
          <table:table-cell table:formula="of:=[.M36]-[.O36]" office:value-type="float" office:value="0.00000000106585007486615" calcext:value-type="float">
            <text:p>1.07E-009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0045998" calcext:value-type="float">
            <text:p>1.8598335005</text:p>
          </table:table-cell>
          <table:table-cell/>
          <table:table-cell table:style-name="ce3" office:value-type="float" office:value="1.85983350068223" calcext:value-type="float">
            <text:p>1.8598335007</text:p>
          </table:table-cell>
          <table:table-cell/>
          <table:table-cell table:style-name="ce3" office:value-type="float" office:value="0.999999999880501" calcext:value-type="float">
            <text:p>0.9999999999</text:p>
          </table:table-cell>
          <table:table-cell table:style-name="ce3" office:value-type="float" office:value="-0.000000000222248441872352" calcext:value-type="float">
            <text:p>-2.22248441872352E-01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1.85983350068223" calcext:value-type="float">
            <text:p>1.8598335007</text:p>
          </table:table-cell>
          <table:table-cell/>
          <table:table-cell table:style-name="ce4" table:formula="of:=[.F25]" office:value-type="float" office:value="1.85983350174821" calcext:value-type="float">
            <text:p>1.8598335017</text:p>
          </table:table-cell>
          <table:table-cell/>
          <table:table-cell table:formula="of:=[.M37]/[.O37]" office:value-type="float" office:value="0.999999999426841" calcext:value-type="float">
            <text:p>0.9999999994</text:p>
          </table:table-cell>
          <table:table-cell table:formula="of:=[.M37]-[.O37]" office:value-type="float" office:value="-0.00000000106598019300463" calcext:value-type="float">
            <text:p>-1.07E-009</text:p>
          </table:table-cell>
          <table:table-cell/>
          <table:table-cell table:style-name="ce3" table:formula="of:=SQRT([.D36]*[.D36]+[.D37]*[.D37]+[.D38]*[.D38])" office:value-type="float" office:value="2.63020176010633" calcext:value-type="float">
            <text:p>2.6302017601</text:p>
          </table:table-cell>
          <table:table-cell/>
          <table:table-cell table:style-name="ce3" table:formula="of:=SQRT([.F36]*[.F36]+[.F37]*[.F37]+[.F38]*[.F38])" office:value-type="float" office:value="2.63020176010624" calcext:value-type="float">
            <text:p>2.6302017601</text:p>
          </table:table-cell>
          <table:table-cell/>
          <table:table-cell table:formula="of:=[.T37]/[.V37]" office:value-type="float" office:value="1.00000000000003" calcext:value-type="float">
            <text:p>1</text:p>
          </table:table-cell>
          <table:table-cell table:formula="of:=[.T37]-[.V37]" office:value-type="float" office:value="0.000000000000091926466438963" calcext:value-type="float">
            <text:p>9.1926466438963E-014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4.40669626078429E-036" calcext:value-type="float">
            <text:p>4.40669626078429E-036</text:p>
          </table:table-cell>
          <table:table-cell/>
          <table:table-cell table:style-name="ce3" office:value-type="float" office:value="-0.000000000759663790950802" calcext:value-type="float">
            <text:p>-7.59663790950802E-010</text:p>
          </table:table-cell>
          <table:table-cell/>
          <table:table-cell table:style-name="ce3" office:value-type="float" office:value="-5.80085073591415E-027" calcext:value-type="float">
            <text:p>-5.80085073591415E-027</text:p>
          </table:table-cell>
          <table:table-cell table:style-name="ce3" office:value-type="float" office:value="0.000000000759663790950802" calcext:value-type="float">
            <text:p>7.59663790950802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0.000000000759663790950802" calcext:value-type="float">
            <text:p>-7.59663790950802E-010</text:p>
          </table:table-cell>
          <table:table-cell/>
          <table:table-cell table:style-name="ce4" table:formula="of:=[.F26]" office:value-type="float" office:value="0.0000000079809370863712" calcext:value-type="float">
            <text:p>0.000000008</text:p>
          </table:table-cell>
          <table:table-cell/>
          <table:table-cell table:formula="of:=[.M38]/[.O38]" office:value-type="float" office:value="-0.0951847862888252" calcext:value-type="float">
            <text:p>-0.0951847863</text:p>
          </table:table-cell>
          <table:table-cell table:formula="of:=[.M38]-[.O38]" office:value-type="float" office:value="-0.000000008740600877322" calcext:value-type="float">
            <text:p>-8.74E-00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5" calcext:value-type="float">
            <text:p>100.3578251624</text:p>
          </table:table-cell>
          <table:table-cell/>
          <table:table-cell table:style-name="ce3" office:value-type="float" office:value="1.00000000000003" calcext:value-type="float">
            <text:p>1</text:p>
          </table:table-cell>
          <table:table-cell table:style-name="ce3" office:value-type="float" office:value="0.00000000000314059889205964" calcext:value-type="float">
            <text:p>3.14059889205964E-012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100.357825162415" calcext:value-type="float">
            <text:p>100.3578251624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39]/[.O39]" office:value-type="float" office:value="0.99999999999996" calcext:value-type="float">
            <text:p>1</text:p>
          </table:table-cell>
          <table:table-cell table:formula="of:=[.M39]-[.O39]" office:value-type="float" office:value="-0.00000000000400746102968697" calcext:value-type="float">
            <text:p>-4.01E-01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5601" calcext:value-type="float">
            <text:p>15601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5"/>
          <table:table-cell office:value-type="string" calcext:value-type="string">
            <text:p>(takes too long)</text:p>
          </table:table-cell>
          <table:table-cell table:number-columns-repeated="19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921059" calcext:value-type="float">
            <text:p>2462.879849210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21059" calcext:value-type="float">
            <text:p>2462.879849210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/>
          <table:table-cell table:style-name="ce3" table:formula="of:=SQRT([.D45]*[.D45]+[.D46]*[.D46]+[.D47]*[.D47])" office:value-type="float" office:value="3483.03808524902" calcext:value-type="float">
            <text:p>3483.038085249</text:p>
          </table:table-cell>
          <table:table-cell/>
          <table:table-cell table:style-name="ce3" table:formula="of:=SQRT([.F45]*[.F45]+[.F46]*[.F46]+[.F47]*[.F47])" office:value-type="float" office:value="0" calcext:value-type="float">
            <text:p>0</text:p>
          </table:table-cell>
          <table:table-cell/>
          <table:table-cell table:formula="of:=[.T46]/[.V46]" office:value-type="string" office:string-value="" calcext:value-type="error">
            <text:p>#DIV/0!</text:p>
          </table:table-cell>
          <table:table-cell table:formula="of:=[.T46]-[.V46]" office:value-type="float" office:value="3483.03808524902" calcext:value-type="float">
            <text:p>3483.038085249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.75534778599459E-034" calcext:value-type="float">
            <text:p>1.75534778599459E-03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50045998" calcext:value-type="float">
            <text:p>1.859833500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0045998" calcext:value-type="float">
            <text:p>1.859833500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/>
          <table:table-cell table:style-name="ce3" table:formula="of:=SQRT([.D48]*[.D48]+[.D49]*[.D49]+[.D50]*[.D50])" office:value-type="float" office:value="2.63020176010633" calcext:value-type="float">
            <text:p>2.6302017601</text:p>
          </table:table-cell>
          <table:table-cell/>
          <table:table-cell table:style-name="ce3" table:formula="of:=SQRT([.F48]*[.F48]+[.F49]*[.F49]+[.F50]*[.F50])" office:value-type="float" office:value="0" calcext:value-type="float">
            <text:p>0</text:p>
          </table:table-cell>
          <table:table-cell/>
          <table:table-cell table:formula="of:=[.T49]/[.V49]" office:value-type="string" office:string-value="" calcext:value-type="error">
            <text:p>#DIV/0!</text:p>
          </table:table-cell>
          <table:table-cell table:formula="of:=[.T49]-[.V49]" office:value-type="float" office:value="2.63020176010633" calcext:value-type="float">
            <text:p>2.6302017601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4.40669626078429E-036" calcext:value-type="float">
            <text:p>4.40669626078429E-036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2462.87984920343" calcext:value-type="float">
            <text:p>2462.8798492034</text:p>
          </table:table-cell>
          <table:table-cell/>
          <table:table-cell table:formula="of:=[.M57]/[.O57]" office:value-type="float" office:value="0" calcext:value-type="float">
            <text:p>0</text:p>
          </table:table-cell>
          <table:table-cell table:formula="of:=[.M57]-[.O57]" office:value-type="float" office:value="-2462.87984920343" calcext:value-type="float">
            <text:p>-2.46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2462.87984921774" calcext:value-type="float">
            <text:p>2462.8798492177</text:p>
          </table:table-cell>
          <table:table-cell/>
          <table:table-cell table:formula="of:=[.M58]/[.O58]" office:value-type="float" office:value="0" calcext:value-type="float">
            <text:p>0</text:p>
          </table:table-cell>
          <table:table-cell table:formula="of:=[.M58]-[.O58]" office:value-type="float" office:value="-2462.87984921774" calcext:value-type="float">
            <text:p>-2.46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-0.0000000243479156671989" calcext:value-type="float">
            <text:p>-2.43479156671989E-008</text:p>
          </table:table-cell>
          <table:table-cell/>
          <table:table-cell table:formula="of:=[.M59]/[.O59]" office:value-type="float" office:value="-0" calcext:value-type="float">
            <text:p>0</text:p>
          </table:table-cell>
          <table:table-cell table:formula="of:=[.M59]-[.O59]" office:value-type="float" office:value="0.0000000243479156671989" calcext:value-type="float">
            <text:p>2.43E-00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1.8598335002376" calcext:value-type="float">
            <text:p>1.8598335002</text:p>
          </table:table-cell>
          <table:table-cell/>
          <table:table-cell table:formula="of:=[.M60]/[.O60]" office:value-type="float" office:value="0" calcext:value-type="float">
            <text:p>0</text:p>
          </table:table-cell>
          <table:table-cell table:formula="of:=[.M60]-[.O60]" office:value-type="float" office:value="-1.8598335002376" calcext:value-type="float">
            <text:p>-1.86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1.85983350068223" calcext:value-type="float">
            <text:p>1.8598335007</text:p>
          </table:table-cell>
          <table:table-cell/>
          <table:table-cell table:formula="of:=[.M61]/[.O61]" office:value-type="float" office:value="0" calcext:value-type="float">
            <text:p>0</text:p>
          </table:table-cell>
          <table:table-cell table:formula="of:=[.M61]-[.O61]" office:value-type="float" office:value="-1.85983350068223" calcext:value-type="float">
            <text:p>-1.86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-0.000000000759663790950802" calcext:value-type="float">
            <text:p>-7.59663790950802E-010</text:p>
          </table:table-cell>
          <table:table-cell/>
          <table:table-cell table:formula="of:=[.M62]/[.O62]" office:value-type="float" office:value="-0" calcext:value-type="float">
            <text:p>0</text:p>
          </table:table-cell>
          <table:table-cell table:formula="of:=[.M62]-[.O62]" office:value-type="float" office:value="0.000000000759663790950802" calcext:value-type="float">
            <text:p>7.60E-01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100.357825162415" calcext:value-type="float">
            <text:p>100.3578251624</text:p>
          </table:table-cell>
          <table:table-cell/>
          <table:table-cell table:formula="of:=[.M63]/[.O63]" office:value-type="float" office:value="0" calcext:value-type="float">
            <text:p>0</text:p>
          </table:table-cell>
          <table:table-cell table:formula="of:=[.M63]-[.O63]" office:value-type="float" office:value="-100.357825162415" calcext:value-type="float">
            <text:p>-1.00E+002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62.87984916302" calcext:value-type="float">
            <text:p>2462.879849163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2462.87984916302" calcext:value-type="float">
            <text:p>-2.46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62.87984925813" calcext:value-type="float">
            <text:p>2462.8798492581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2462.87984925813" calcext:value-type="float">
            <text:p>-2.46E+00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.000000294644675121711" calcext:value-type="float">
            <text:p>2.94644675121711E-007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0.000000294644675121711" calcext:value-type="float">
            <text:p>-2.95E-007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85983349917175" calcext:value-type="float">
            <text:p>1.8598334992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1.85983349917175" calcext:value-type="float">
            <text:p>-1.86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85983350174821" calcext:value-type="float">
            <text:p>1.8598335017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1.85983350174821" calcext:value-type="float">
            <text:p>-1.86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.0000000079809370863712" calcext:value-type="float">
            <text:p>0.000000008</text:p>
          </table:table-cell>
          <table:table-cell/>
          <table:table-cell table:formula="of:=[.M74]/[.O74]" office:value-type="float" office:value="0" calcext:value-type="float">
            <text:p>0</text:p>
          </table:table-cell>
          <table:table-cell table:formula="of:=[.M74]-[.O74]" office:value-type="float" office:value="-0.0000000079809370863712" calcext:value-type="float">
            <text:p>-7.98E-009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9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19" calcext:value-type="float">
            <text:p>-1.00E+002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77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string" office:string-value="No Gravity" calcext:value-type="string">
            <text:p>No Gravity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77 sec tol. 1e-14'.D4]" office:value-type="string" office:string-value="20 km MOLA" calcext:value-type="string">
            <text:p>20 km MOLA</text:p>
          </table:table-cell>
          <table:table-cell table:style-name="ce1" table:formula="of:=['After 77 sec tol. 1e-14'.E4]" office:value-type="string" office:string-value="TSI Order = " calcext:value-type="string">
            <text:p>TSI Order = </text:p>
          </table:table-cell>
          <table:table-cell table:style-name="ce1" table:formula="of:=['After 77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float" office:value="0" calcext:value-type="float">
            <text:p>0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77 sec tol. 1e-14'.D6]" office:value-type="float" office:value="77" calcext:value-type="float">
            <text:p>77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2462.87984866492" calcext:value-type="float">
            <text:p>2462.8798486649</text:p>
          </table:table-cell>
          <table:table-cell/>
          <table:table-cell table:style-name="ce4" table:formula="of:=['After 77 sec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2462.87984866492" calcext:value-type="float">
            <text:p>2462.879848664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62.87984913144" calcext:value-type="float">
            <text:p>2462.8798491314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2462.87984913144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2462.87984975626" calcext:value-type="float">
            <text:p>2462.8798497563</text:p>
          </table:table-cell>
          <table:table-cell/>
          <table:table-cell table:style-name="ce4" table:formula="of:=['After 77 sec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2462.87984975626" calcext:value-type="float">
            <text:p>2462.8798497563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62.87984928972" calcext:value-type="float">
            <text:p>2462.8798492897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2462.87984928972" calcext:value-type="float">
            <text:p>-2.46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-1.43452756993203E-020" calcext:value-type="float">
            <text:p>-1.43452756993203E-020</text:p>
          </table:table-cell>
          <table:table-cell/>
          <table:table-cell table:style-name="ce4" table:formula="of:=['After 77 sec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-1.43452756993203E-020" calcext:value-type="float">
            <text:p>-1.43452756993203E-02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152509768889943" calcext:value-type="float">
            <text:p>-1.52509768889943E-007</text:p>
          </table:table-cell>
          <table:table-cell/>
          <table:table-cell table:formula="of:=[.M11]/[.O11]" office:value-type="float" office:value="-0" calcext:value-type="float">
            <text:p>0</text:p>
          </table:table-cell>
          <table:table-cell table:formula="of:=[.M11]-[.O11]" office:value-type="float" office:value="0.000000152509768889943" calcext:value-type="float">
            <text:p>1.53E-00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1.85983348592807" calcext:value-type="float">
            <text:p>1.8598334859</text:p>
          </table:table-cell>
          <table:table-cell/>
          <table:table-cell table:style-name="ce4" table:formula="of:=['After 77 sec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1.85983348592807" calcext:value-type="float">
            <text:p>1.859833485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8598334979589" calcext:value-type="float">
            <text:p>1.859833498</text:p>
          </table:table-cell>
          <table:table-cell/>
          <table:table-cell table:formula="of:=[.M12]/[.O12]" office:value-type="float" office:value="0" calcext:value-type="float">
            <text:p>0</text:p>
          </table:table-cell>
          <table:table-cell table:formula="of:=[.M12]-[.O12]" office:value-type="float" office:value="-1.8598334979589" calcext:value-type="float">
            <text:p>-1.8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1.85983351499189" calcext:value-type="float">
            <text:p>1.859833515</text:p>
          </table:table-cell>
          <table:table-cell/>
          <table:table-cell table:style-name="ce4" table:formula="of:=['After 77 sec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1.85983351499189" calcext:value-type="float">
            <text:p>1.859833515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85983350296108" calcext:value-type="float">
            <text:p>1.859833503</text:p>
          </table:table-cell>
          <table:table-cell/>
          <table:table-cell table:formula="of:=[.M13]/[.O13]" office:value-type="float" office:value="0" calcext:value-type="float">
            <text:p>0</text:p>
          </table:table-cell>
          <table:table-cell table:formula="of:=[.M13]-[.O13]" office:value-type="float" office:value="-1.85983350296108" calcext:value-type="float">
            <text:p>-1.86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4.58815410022236E-022" calcext:value-type="float">
            <text:p>-4.58815410022236E-022</text:p>
          </table:table-cell>
          <table:table-cell/>
          <table:table-cell table:style-name="ce4" table:formula="of:=['After 77 sec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4.58815410022236E-022" calcext:value-type="float">
            <text:p>-4.58815410022236E-02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482009350843395" calcext:value-type="float">
            <text:p>-4.82009350843395E-009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00000000482009350843395" calcext:value-type="float">
            <text:p>4.82E-009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100.357825162419" calcext:value-type="float">
            <text:p>100.3578251624</text:p>
          </table:table-cell>
          <table:table-cell/>
          <table:table-cell table:style-name="ce4" table:formula="of:=['After 77 sec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100.357825162419" calcext:value-type="float">
            <text:p>100.3578251624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100.357825162418" calcext:value-type="float">
            <text:p>-1.00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77 sec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/>
          <table:table-cell table:style-name="ce1" table:formula="of:=['After 77 sec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866492" calcext:value-type="float">
            <text:p>2462.8798486649</text:p>
          </table:table-cell>
          <table:table-cell/>
          <table:table-cell table:style-name="ce3" office:value-type="float" office:value="2462.87984913144" calcext:value-type="float">
            <text:p>2462.8798491314</text:p>
          </table:table-cell>
          <table:table-cell/>
          <table:table-cell table:style-name="ce3" office:value-type="float" office:value="0.999999999810578" calcext:value-type="float">
            <text:p>0.9999999998</text:p>
          </table:table-cell>
          <table:table-cell table:style-name="ce3" office:value-type="float" office:value="-0.000000466522578790318" calcext:value-type="float">
            <text:p>-4.66522578790318E-00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75626" calcext:value-type="float">
            <text:p>2462.8798497563</text:p>
          </table:table-cell>
          <table:table-cell/>
          <table:table-cell table:style-name="ce3" office:value-type="float" office:value="2462.87984928972" calcext:value-type="float">
            <text:p>2462.8798492897</text:p>
          </table:table-cell>
          <table:table-cell/>
          <table:table-cell table:style-name="ce3" office:value-type="float" office:value="1.00000000018943" calcext:value-type="float">
            <text:p>1.0000000002</text:p>
          </table:table-cell>
          <table:table-cell table:style-name="ce3" office:value-type="float" office:value="0.000000466544406663161" calcext:value-type="float">
            <text:p>4.66544406663161E-007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1.43452756993203E-020" calcext:value-type="float">
            <text:p>-1.43452756993203E-020</text:p>
          </table:table-cell>
          <table:table-cell/>
          <table:table-cell table:style-name="ce3" office:value-type="float" office:value="-0.000000152509768889943" calcext:value-type="float">
            <text:p>-1.52509768889943E-007</text:p>
          </table:table-cell>
          <table:table-cell/>
          <table:table-cell table:style-name="ce3" office:value-type="float" office:value="0.0000000000000940613562248097" calcext:value-type="float">
            <text:p>9.40613562248097E-014</text:p>
          </table:table-cell>
          <table:table-cell table:style-name="ce3" office:value-type="float" office:value="0.000000152509768889928" calcext:value-type="float">
            <text:p>1.52509768889928E-00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48592807" calcext:value-type="float">
            <text:p>1.8598334859</text:p>
          </table:table-cell>
          <table:table-cell/>
          <table:table-cell table:style-name="ce3" office:value-type="float" office:value="1.8598334979589" calcext:value-type="float">
            <text:p>1.859833498</text:p>
          </table:table-cell>
          <table:table-cell/>
          <table:table-cell table:style-name="ce3" office:value-type="float" office:value="0.999999993531236" calcext:value-type="float">
            <text:p>0.9999999935</text:p>
          </table:table-cell>
          <table:table-cell table:style-name="ce3" office:value-type="float" office:value="-0.0000000120308234485833" calcext:value-type="float">
            <text:p>-0.00000001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1499189" calcext:value-type="float">
            <text:p>1.859833515</text:p>
          </table:table-cell>
          <table:table-cell/>
          <table:table-cell table:style-name="ce3" office:value-type="float" office:value="1.85983350296108" calcext:value-type="float">
            <text:p>1.859833503</text:p>
          </table:table-cell>
          <table:table-cell/>
          <table:table-cell table:style-name="ce3" office:value-type="float" office:value="1.00000000646875" calcext:value-type="float">
            <text:p>1.0000000065</text:p>
          </table:table-cell>
          <table:table-cell table:style-name="ce3" office:value-type="float" office:value="0.0000000120308065731933" calcext:value-type="float">
            <text:p>0.000000012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4.58815410022236E-022" calcext:value-type="float">
            <text:p>-4.58815410022236E-022</text:p>
          </table:table-cell>
          <table:table-cell/>
          <table:table-cell table:style-name="ce3" office:value-type="float" office:value="-0.00000000482009350843395" calcext:value-type="float">
            <text:p>-4.82009350843395E-009</text:p>
          </table:table-cell>
          <table:table-cell/>
          <table:table-cell table:style-name="ce3" office:value-type="float" office:value="0.000000000000095188072434575" calcext:value-type="float">
            <text:p>9.5188072434575E-014</text:p>
          </table:table-cell>
          <table:table-cell table:style-name="ce3" office:value-type="float" office:value="0.00000000482009350843349" calcext:value-type="float">
            <text:p>4.82009350843349E-00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 office:value-type="float" office:value="100.357825162418" calcext:value-type="float">
            <text:p>100.3578251624</text:p>
          </table:table-cell>
          <table:table-cell/>
          <table:table-cell table:style-name="ce3" office:value-type="float" office:value="1.00000000000001" calcext:value-type="float">
            <text:p>1</text:p>
          </table:table-cell>
          <table:table-cell table:style-name="ce3" office:value-type="float" office:value="0.0000000000007105427357601" calcext:value-type="float">
            <text:p>7.105427357601E-013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447" calcext:value-type="float">
            <text:p>447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(takes too long)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866492" calcext:value-type="float">
            <text:p>2462.879848664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62.87984913144" calcext:value-type="float">
            <text:p>2462.8798491314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2462.87984913144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75626" calcext:value-type="float">
            <text:p>2462.879849756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62.87984928972" calcext:value-type="float">
            <text:p>2462.8798492897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2462.87984928972" calcext:value-type="float">
            <text:p>-2.46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1.43452756993203E-020" calcext:value-type="float">
            <text:p>-1.43452756993203E-02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152509768889943" calcext:value-type="float">
            <text:p>-1.52509768889943E-007</text:p>
          </table:table-cell>
          <table:table-cell/>
          <table:table-cell table:formula="of:=[.M35]/[.O35]" office:value-type="float" office:value="-0" calcext:value-type="float">
            <text:p>0</text:p>
          </table:table-cell>
          <table:table-cell table:formula="of:=[.M35]-[.O35]" office:value-type="float" office:value="0.000000152509768889943" calcext:value-type="float">
            <text:p>1.53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48592807" calcext:value-type="float">
            <text:p>1.859833485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8598334979589" calcext:value-type="float">
            <text:p>1.859833498</text:p>
          </table:table-cell>
          <table:table-cell/>
          <table:table-cell table:formula="of:=[.M36]/[.O36]" office:value-type="float" office:value="0" calcext:value-type="float">
            <text:p>0</text:p>
          </table:table-cell>
          <table:table-cell table:formula="of:=[.M36]-[.O36]" office:value-type="float" office:value="-1.8598334979589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1499189" calcext:value-type="float">
            <text:p>1.85983351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85983350296108" calcext:value-type="float">
            <text:p>1.859833503</text:p>
          </table:table-cell>
          <table:table-cell/>
          <table:table-cell table:formula="of:=[.M37]/[.O37]" office:value-type="float" office:value="0" calcext:value-type="float">
            <text:p>0</text:p>
          </table:table-cell>
          <table:table-cell table:formula="of:=[.M37]-[.O37]" office:value-type="float" office:value="-1.85983350296108" calcext:value-type="float">
            <text:p>-1.86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4.58815410022236E-022" calcext:value-type="float">
            <text:p>-4.58815410022236E-02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482009350843395" calcext:value-type="float">
            <text:p>-4.82009350843395E-009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0.00000000482009350843395" calcext:value-type="float">
            <text:p>4.82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100.357825162418" calcext:value-type="float">
            <text:p>-1.00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(takes too long)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2462.87984866492" calcext:value-type="float">
            <text:p>2462.879848664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2462.87984975626" calcext:value-type="float">
            <text:p>2462.879849756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-1.43452756993203E-020" calcext:value-type="float">
            <text:p>-1.43452756993203E-02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1.85983348592807" calcext:value-type="float">
            <text:p>1.8598334859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1.85983351499189" calcext:value-type="float">
            <text:p>1.85983351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4.58815410022236E-022" calcext:value-type="float">
            <text:p>-4.58815410022236E-02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100.357825162419" calcext:value-type="float">
            <text:p>100.357825162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77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2462.87984913144" calcext:value-type="float">
            <text:p>2462.8798491314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2462.87984913144" calcext:value-type="float">
            <text:p>-2.4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2462.87984928972" calcext:value-type="float">
            <text:p>2462.8798492897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2462.87984928972" calcext:value-type="float">
            <text:p>-2.46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-0.000000152509768889943" calcext:value-type="float">
            <text:p>-1.52509768889943E-007</text:p>
          </table:table-cell>
          <table:table-cell/>
          <table:table-cell table:formula="of:=[.M71]/[.O71]" office:value-type="float" office:value="-0" calcext:value-type="float">
            <text:p>0</text:p>
          </table:table-cell>
          <table:table-cell table:formula="of:=[.M71]-[.O71]" office:value-type="float" office:value="0.000000152509768889943" calcext:value-type="float">
            <text:p>1.53E-00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1.8598334979589" calcext:value-type="float">
            <text:p>1.859833498</text:p>
          </table:table-cell>
          <table:table-cell/>
          <table:table-cell table:formula="of:=[.M72]/[.O72]" office:value-type="float" office:value="0" calcext:value-type="float">
            <text:p>0</text:p>
          </table:table-cell>
          <table:table-cell table:formula="of:=[.M72]-[.O72]" office:value-type="float" office:value="-1.8598334979589" calcext:value-type="float">
            <text:p>-1.86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1.85983350296108" calcext:value-type="float">
            <text:p>1.859833503</text:p>
          </table:table-cell>
          <table:table-cell/>
          <table:table-cell table:formula="of:=[.M73]/[.O73]" office:value-type="float" office:value="0" calcext:value-type="float">
            <text:p>0</text:p>
          </table:table-cell>
          <table:table-cell table:formula="of:=[.M73]-[.O73]" office:value-type="float" office:value="-1.85983350296108" calcext:value-type="float">
            <text:p>-1.86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00000000482009350843395" calcext:value-type="float">
            <text:p>-4.82009350843395E-009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0.00000000482009350843395" calcext:value-type="float">
            <text:p>4.82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100.357825162418" calcext:value-type="float">
            <text:p>100.3578251624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100.357825162418" calcext:value-type="float">
            <text:p>-1.00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/00/0000</text:date>, <text:time style:data-style-name="N2" text:time-value="09:34:09.484791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7-05T13:03:28.697248386</dc:date>
    <dc:creator>Stacha Petrovic</dc:creator>
    <meta:editing-duration>P31DT15H27M34S</meta:editing-duration>
    <meta:editing-cycles>816</meta:editing-cycles>
    <meta:document-statistic meta:table-count="8" meta:cell-count="3012" meta:object-count="0"/>
    <meta:user-defined meta:name="qrichtext">1</meta:user-defined>
  </office:meta>
</office:document-meta>
</file>